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3.96pt"/>
    </style:style>
    <style:style style:name="co3" style:family="table-column">
      <style:table-column-properties fo:break-before="auto" style:column-width="140.51pt"/>
    </style:style>
    <style:style style:name="co4" style:family="table-column">
      <style:table-column-properties fo:break-before="auto" style:column-width="200.01pt"/>
    </style:style>
    <style:style style:name="co5" style:family="table-column">
      <style:table-column-properties fo:break-before="auto" style:column-width="199.25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170.59pt"/>
    </style:style>
    <style:style style:name="co8" style:family="table-column">
      <style:table-column-properties fo:break-before="auto" style:column-width="265.8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Collated">
      <style:table-properties table:display="true" style:writing-mode="lr-tb"/>
    </style:style>
    <style:style style:name="ta2" style:family="table" style:master-page-name="PageStyle_5f_Arakonam">
      <style:table-properties table:display="true" style:writing-mode="lr-tb"/>
    </style:style>
    <style:style style:name="ta3" style:family="table" style:master-page-name="PageStyle_5f_ChennaiCentral">
      <style:table-properties table:display="true" style:writing-mode="lr-tb"/>
    </style:style>
    <style:style style:name="ta4" style:family="table" style:master-page-name="PageStyle_5f_Arani">
      <style:table-properties table:display="true" style:writing-mode="lr-tb"/>
    </style:style>
    <style:style style:name="ta5" style:family="table" style:master-page-name="PageStyle_5f_ChennaiNorth">
      <style:table-properties table:display="true" style:writing-mode="lr-tb"/>
    </style:style>
    <style:style style:name="ta6" style:family="table" style:master-page-name="PageStyle_5f_ChennaiSouth">
      <style:table-properties table:display="true" style:writing-mode="lr-tb"/>
    </style:style>
    <style:style style:name="ta7" style:family="table" style:master-page-name="PageStyle_5f_Chidambaram">
      <style:table-properties table:display="true" style:writing-mode="lr-tb"/>
    </style:style>
    <style:style style:name="ta8" style:family="table" style:master-page-name="PageStyle_5f_Coimbatore">
      <style:table-properties table:display="true" style:writing-mode="lr-tb"/>
    </style:style>
    <style:style style:name="ta9" style:family="table" style:master-page-name="PageStyle_5f_Cuddalore">
      <style:table-properties table:display="true" style:writing-mode="lr-tb"/>
    </style:style>
    <style:style style:name="ta10" style:family="table" style:master-page-name="PageStyle_5f_Dharmapuri">
      <style:table-properties table:display="true" style:writing-mode="lr-tb"/>
    </style:style>
    <style:style style:name="ta11" style:family="table" style:master-page-name="PageStyle_5f_Dindigul">
      <style:table-properties table:display="true" style:writing-mode="lr-tb"/>
    </style:style>
    <style:style style:name="ta12" style:family="table" style:master-page-name="PageStyle_5f_Erode">
      <style:table-properties table:display="true" style:writing-mode="lr-tb"/>
    </style:style>
    <style:style style:name="ta13" style:family="table" style:master-page-name="PageStyle_5f_Kallakurichi">
      <style:table-properties table:display="true" style:writing-mode="lr-tb"/>
    </style:style>
    <style:style style:name="ta14" style:family="table" style:master-page-name="PageStyle_5f_Kancheepuram">
      <style:table-properties table:display="true" style:writing-mode="lr-tb"/>
    </style:style>
    <style:style style:name="ta15" style:family="table" style:master-page-name="PageStyle_5f_Kanniyakumari">
      <style:table-properties table:display="true" style:writing-mode="lr-tb"/>
    </style:style>
    <style:style style:name="ta16" style:family="table" style:master-page-name="PageStyle_5f_Karur">
      <style:table-properties table:display="true" style:writing-mode="lr-tb"/>
    </style:style>
    <style:style style:name="ta17" style:family="table" style:master-page-name="PageStyle_5f_Krishnagiri">
      <style:table-properties table:display="true" style:writing-mode="lr-tb"/>
    </style:style>
    <style:style style:name="ta18" style:family="table" style:master-page-name="PageStyle_5f_Madurai">
      <style:table-properties table:display="true" style:writing-mode="lr-tb"/>
    </style:style>
    <style:style style:name="ta19" style:family="table" style:master-page-name="PageStyle_5f_Mayiladuthurai">
      <style:table-properties table:display="true" style:writing-mode="lr-tb"/>
    </style:style>
    <style:style style:name="ta20" style:family="table" style:master-page-name="PageStyle_5f_Nagapattinam">
      <style:table-properties table:display="true" style:writing-mode="lr-tb"/>
    </style:style>
    <style:style style:name="ta21" style:family="table" style:master-page-name="PageStyle_5f_Namakkal">
      <style:table-properties table:display="true" style:writing-mode="lr-tb"/>
    </style:style>
    <style:style style:name="ta22" style:family="table" style:master-page-name="PageStyle_5f_Nilgiris">
      <style:table-properties table:display="true" style:writing-mode="lr-tb"/>
    </style:style>
    <style:style style:name="ta23" style:family="table" style:master-page-name="PageStyle_5f_Perambalur">
      <style:table-properties table:display="true" style:writing-mode="lr-tb"/>
    </style:style>
    <style:style style:name="ta24" style:family="table" style:master-page-name="PageStyle_5f_Pollachi">
      <style:table-properties table:display="true" style:writing-mode="lr-tb"/>
    </style:style>
    <style:style style:name="ta25" style:family="table" style:master-page-name="PageStyle_5f_Ramanathapuram">
      <style:table-properties table:display="true" style:writing-mode="lr-tb"/>
    </style:style>
    <style:style style:name="ta26" style:family="table" style:master-page-name="PageStyle_5f_Salem">
      <style:table-properties table:display="true" style:writing-mode="lr-tb"/>
    </style:style>
    <style:style style:name="ta27" style:family="table" style:master-page-name="PageStyle_5f_Sivaganga">
      <style:table-properties table:display="true" style:writing-mode="lr-tb"/>
    </style:style>
    <style:style style:name="ta28" style:family="table" style:master-page-name="PageStyle_5f_Sriperumbudur">
      <style:table-properties table:display="true" style:writing-mode="lr-tb"/>
    </style:style>
    <style:style style:name="ta29" style:family="table" style:master-page-name="PageStyle_5f_Tenkasi">
      <style:table-properties table:display="true" style:writing-mode="lr-tb"/>
    </style:style>
    <style:style style:name="ta30" style:family="table" style:master-page-name="PageStyle_5f_Thanjavur">
      <style:table-properties table:display="true" style:writing-mode="lr-tb"/>
    </style:style>
    <style:style style:name="ta31" style:family="table" style:master-page-name="PageStyle_5f_Theni">
      <style:table-properties table:display="true" style:writing-mode="lr-tb"/>
    </style:style>
    <style:style style:name="ta32" style:family="table" style:master-page-name="PageStyle_5f_Thiruvallur">
      <style:table-properties table:display="true" style:writing-mode="lr-tb"/>
    </style:style>
    <style:style style:name="ta33" style:family="table" style:master-page-name="PageStyle_5f_Thoothukkudi">
      <style:table-properties table:display="true" style:writing-mode="lr-tb"/>
    </style:style>
    <style:style style:name="ta34" style:family="table" style:master-page-name="PageStyle_5f_Thiruchirapalli">
      <style:table-properties table:display="true" style:writing-mode="lr-tb"/>
    </style:style>
    <style:style style:name="ta35" style:family="table" style:master-page-name="PageStyle_5f_Tirunelveli">
      <style:table-properties table:display="true" style:writing-mode="lr-tb"/>
    </style:style>
    <style:style style:name="ta36" style:family="table" style:master-page-name="PageStyle_5f_Tiruppur">
      <style:table-properties table:display="true" style:writing-mode="lr-tb"/>
    </style:style>
    <style:style style:name="ta37" style:family="table" style:master-page-name="PageStyle_5f_Tiruvannamalai">
      <style:table-properties table:display="true" style:writing-mode="lr-tb"/>
    </style:style>
    <style:style style:name="ta38" style:family="table" style:master-page-name="PageStyle_5f_Viluppuram">
      <style:table-properties table:display="true" style:writing-mode="lr-tb"/>
    </style:style>
    <style:style style:name="ta39" style:family="table" style:master-page-name="PageStyle_5f_Virudhunagar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llate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konam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. DOSS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8208" calcext:value-type="float">
            <text:p>820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307" calcext:value-type="float">
            <text:p>8307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. JAGATHRAKSHAKAN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666688" calcext:value-type="float">
            <text:p>666688</text:p>
          </table:table-cell>
          <table:table-cell table:style-name="ce1" office:value-type="float" office:value="5502" calcext:value-type="float">
            <text:p>5502</text:p>
          </table:table-cell>
          <table:table-cell table:style-name="ce1" office:value-type="float" office:value="672190" calcext:value-type="float">
            <text:p>672190</text:p>
          </table:table-cell>
          <table:table-cell table:style-name="ce1" office:value-type="float" office:value="57.06" calcext:value-type="float">
            <text:p>57.06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. SAVITHA</text:p>
          </table:table-cell>
          <table:table-cell table:style-name="ce1" office:value-type="string" calcext:value-type="string">
            <text:p>Ambedkarite Party of India</text:p>
          </table:table-cell>
          <table:table-cell table:style-name="ce1" office:value-type="float" office:value="4362" calcext:value-type="float">
            <text:p>436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498" calcext:value-type="float">
            <text:p>4498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.R. PAVENDHAN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29065" calcext:value-type="float">
            <text:p>29065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9347" calcext:value-type="float">
            <text:p>29347</text:p>
          </table:table-cell>
          <table:table-cell table:style-name="ce1" office:value-type="float" office:value="2.49" calcext:value-type="float">
            <text:p>2.49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.K. MOORTHY</text:p>
          </table:table-cell>
          <table:table-cell table:style-name="ce1" office:value-type="string" calcext:value-type="string">
            <text:p>Pattali Makkal Katchi</text:p>
          </table:table-cell>
          <table:table-cell table:style-name="ce1" office:value-type="float" office:value="341527" calcext:value-type="float">
            <text:p>341527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343234" calcext:value-type="float">
            <text:p>343234</text:p>
          </table:table-cell>
          <table:table-cell table:style-name="ce1" office:value-type="float" office:value="29.14" calcext:value-type="float">
            <text:p>29.14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JENDRAN, N.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23598" calcext:value-type="float">
            <text:p>2359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3771" calcext:value-type="float">
            <text:p>23771</text:p>
          </table:table-cell>
          <table:table-cell table:style-name="ce1" office:value-type="float" office:value="2.02" calcext:value-type="float">
            <text:p>2.02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. ELAMVAZHUDH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NCHU.UDAYAKUMA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. GANES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.S. KRISH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22" calcext:value-type="float">
            <text:p>1322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r.T.M.S.SADHU MUTHU KRISHNAN ERAJEND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.S. SURES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. SHETTU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. NATARAJ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.G. PARTHIB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6595" calcext:value-type="float">
            <text:p>6659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66826" calcext:value-type="float">
            <text:p>66826</text:p>
          </table:table-cell>
          <table:table-cell table:style-name="ce1" office:value-type="float" office:value="5.67" calcext:value-type="float">
            <text:p>5.67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. PARTHIB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305" calcext:value-type="float">
            <text:p>33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13" calcext:value-type="float">
            <text:p>3313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G. MOORTHY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14" calcext:value-type="float">
            <text:p>16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. MOORTHY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498" calcext:value-type="float">
            <text:p>34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99" calcext:value-type="float">
            <text:p>3499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. RAMES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2015" calcext:value-type="float">
            <text:p>1201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2179" calcext:value-type="float">
            <text:p>12179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69677" calcext:value-type="float">
            <text:p>1169677</text:p>
          </table:table-cell>
          <table:table-cell table:style-name="ce1" office:value-type="float" office:value="8383" calcext:value-type="float">
            <text:p>8383</text:p>
          </table:table-cell>
          <table:table-cell table:style-name="ce1" office:value-type="float" office:value="1178060" calcext:value-type="float">
            <text:p>1178060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Arakonam.$A$1:.$G$22"/>
        </table:named-expressions>
      </table:table>
      <table:table table:name="ChennaiCentral" table:style-name="ta3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YANIDHI MARAN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447150" calcext:value-type="float">
            <text:p>447150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448911" calcext:value-type="float">
            <text:p>448911</text:p>
          </table:table-cell>
          <table:table-cell table:style-name="ce1" office:value-type="float" office:value="57.15" calcext:value-type="float">
            <text:p>57.15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HASARATHY.M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2684" calcext:value-type="float">
            <text:p>26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96" calcext:value-type="float">
            <text:p>2696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MEELA NASSER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92047" calcext:value-type="float">
            <text:p>92047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92249" calcext:value-type="float">
            <text:p>92249</text:p>
          </table:table-cell>
          <table:table-cell table:style-name="ce1" office:value-type="float" office:value="11.74" calcext:value-type="float">
            <text:p>11.74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ARNAN.C.S.</text:p>
          </table:table-cell>
          <table:table-cell table:style-name="ce1" office:value-type="string" calcext:value-type="string">
            <text:p>Anti Corruption Dynamic Party</text:p>
          </table:table-cell>
          <table:table-cell table:style-name="ce1" office:value-type="float" office:value="5763" calcext:value-type="float">
            <text:p>57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68" calcext:value-type="float">
            <text:p>5768</text:p>
          </table:table-cell>
          <table:table-cell table:style-name="ce1" office:value-type="float" office:value="0.73" calcext:value-type="float">
            <text:p>0.73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r.KARTHIKEYAN. R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0809" calcext:value-type="float">
            <text:p>3080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886" calcext:value-type="float">
            <text:p>30886</text:p>
          </table:table-cell>
          <table:table-cell table:style-name="ce1" office:value-type="float" office:value="3.93" calcext:value-type="float">
            <text:p>3.93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EETHALAKSHMI.V.R.</text:p>
          </table:table-cell>
          <table:table-cell table:style-name="ce1" office:value-type="string" calcext:value-type="string">
            <text:p>Pyramid Party of India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SIKUMAR.S.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M PAUL. S.R.</text:p>
          </table:table-cell>
          <table:table-cell table:style-name="ce1" office:value-type="string" calcext:value-type="string">
            <text:p>Pattali Makkal Katchi</text:p>
          </table:table-cell>
          <table:table-cell table:style-name="ce1" office:value-type="float" office:value="146813" calcext:value-type="float">
            <text:p>146813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47391" calcext:value-type="float">
            <text:p>147391</text:p>
          </table:table-cell>
          <table:table-cell table:style-name="ce1" office:value-type="float" office:value="18.77" calcext:value-type="float">
            <text:p>18.77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URESH BABU. D.</text:p>
          </table:table-cell>
          <table:table-cell table:style-name="ce1" office:value-type="string" calcext:value-type="string">
            <text:p>Desiya Makkal Sakthi Katchi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AJIMUNNISSA</text:p>
          </table:table-cell>
          <table:table-cell table:style-name="ce1" office:value-type="string" calcext:value-type="string">
            <text:p>Anaithu Makkal Katchi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VALARMATHI. K.</text:p>
          </table:table-cell>
          <table:table-cell table:style-name="ce1" office:value-type="string" calcext:value-type="string">
            <text:p>Akila India Vallalar Peravai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ITENDRA KUMAR JAIN.</text:p>
          </table:table-cell>
          <table:table-cell table:style-name="ce1" office:value-type="string" calcext:value-type="string">
            <text:p>Republican Party of India (A)</text:p>
          </table:table-cell>
          <table:table-cell table:style-name="ce1" office:value-type="float" office:value="3397" calcext:value-type="float">
            <text:p>33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98" calcext:value-type="float">
            <text:p>3398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HEIK MOHAMED @ DHEHLAN BAQAVI</text:p>
          </table:table-cell>
          <table:table-cell table:style-name="ce1" office:value-type="string" calcext:value-type="string">
            <text:p>SOCIAL DEMOCRATIC PARTY OF INDIA</text:p>
          </table:table-cell>
          <table:table-cell table:style-name="ce1" office:value-type="float" office:value="23690" calcext:value-type="float">
            <text:p>2369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3741" calcext:value-type="float">
            <text:p>23741</text:p>
          </table:table-cell>
          <table:table-cell table:style-name="ce1" office:value-type="float" office:value="3.02" calcext:value-type="float">
            <text:p>3.02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AGHAVAN.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ADHAKRISHNAN. V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r. GUNASEKAR.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KUPPUSAMY.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69" calcext:value-type="float">
            <text:p>17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GOVINDARAJ. L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HANDRANATHAN.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MUEL PAUL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M PAUL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44" calcext:value-type="float">
            <text:p>1444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AMILARASAN. V.V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DINAKARAN. G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SAR.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RABAKARAN. K.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RABHAKARAN. N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USHPARAJ. J. L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ADHANAGOPAL.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VICHANDRAN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AJ RAMCHAND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VAITHIYANATHAN.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3768" calcext:value-type="float">
            <text:p>1376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3822" calcext:value-type="float">
            <text:p>13822</text:p>
          </table:table-cell>
          <table:table-cell table:style-name="ce1" office:value-type="float" office:value="1.76" calcext:value-type="float">
            <text:p>1.76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782686" calcext:value-type="float">
            <text:p>782686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785450" calcext:value-type="float">
            <text:p>785450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ni" table:style-name="ta4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UMALAI V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85294" calcext:value-type="float">
            <text:p>385294</text:p>
          </table:table-cell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386954" calcext:value-type="float">
            <text:p>386954</text:p>
          </table:table-cell>
          <table:table-cell table:style-name="ce1" office:value-type="float" office:value="33.83" calcext:value-type="float">
            <text:p>33.83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VAPRAKASH K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5623" calcext:value-type="float">
            <text:p>562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78" calcext:value-type="float">
            <text:p>567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SHNU PRASAD M K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613390" calcext:value-type="float">
            <text:p>613390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617760" calcext:value-type="float">
            <text:p>61776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KTHIVEL K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5291" calcext:value-type="float">
            <text:p>529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17" calcext:value-type="float">
            <text:p>5317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NDAR K</text:p>
          </table:table-cell>
          <table:table-cell table:style-name="ce1" office:value-type="string" calcext:value-type="string">
            <text:p>Anti Corruption Dynamic Party</text:p>
          </table:table-cell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MIZHARASI A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2151" calcext:value-type="float">
            <text:p>32151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32409" calcext:value-type="float">
            <text:p>32409</text:p>
          </table:table-cell>
          <table:table-cell table:style-name="ce1" office:value-type="float" office:value="2.83" calcext:value-type="float">
            <text:p>2.8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AJI V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4680" calcext:value-type="float">
            <text:p>1468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4776" calcext:value-type="float">
            <text:p>14776</text:p>
          </table:table-cell>
          <table:table-cell table:style-name="ce1" office:value-type="float" office:value="1.29" calcext:value-type="float">
            <text:p>1.29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UMALAI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UMALAI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OTHANDAPANI B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ENJERAJA K 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ENTHAMIZHAN 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6326" calcext:value-type="float">
            <text:p>4632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383" calcext:value-type="float">
            <text:p>46383</text:p>
          </table:table-cell>
          <table:table-cell table:style-name="ce1" office:value-type="float" office:value="4.05" calcext:value-type="float">
            <text:p>4.05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ERUMAL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907" calcext:value-type="float">
            <text:p>49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12" calcext:value-type="float">
            <text:p>4912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AMAMURTHY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608" calcext:value-type="float">
            <text:p>36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14" calcext:value-type="float">
            <text:p>3614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RAMAMURTHY 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56" calcext:value-type="float">
            <text:p>17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6819" calcext:value-type="float">
            <text:p>1681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921" calcext:value-type="float">
            <text:p>16921</text:p>
          </table:table-cell>
          <table:table-cell table:style-name="ce1" office:value-type="float" office:value="1.48" calcext:value-type="float">
            <text:p>1.48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37225" calcext:value-type="float">
            <text:p>1137225</text:p>
          </table:table-cell>
          <table:table-cell table:style-name="ce1" office:value-type="float" office:value="6682" calcext:value-type="float">
            <text:p>6682</text:p>
          </table:table-cell>
          <table:table-cell table:style-name="ce1" office:value-type="float" office:value="1143907" calcext:value-type="float">
            <text:p>1143907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nnaiNorth" table:style-name="ta5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AGAAPURAM R. MOHANRAJ</text:p>
          </table:table-cell>
          <table:table-cell table:style-name="ce1" office:value-type="string" calcext:value-type="string">
            <text:p>Desiya Murpokku Dravida Kazhagam</text:p>
          </table:table-cell>
          <table:table-cell table:style-name="ce1" office:value-type="float" office:value="129076" calcext:value-type="float">
            <text:p>12907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29468" calcext:value-type="float">
            <text:p>129468</text:p>
          </table:table-cell>
          <table:table-cell table:style-name="ce1" office:value-type="float" office:value="13.55" calcext:value-type="float">
            <text:p>13.55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. KALANIDHI VEERASWAMY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89034" calcext:value-type="float">
            <text:p>589034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590986" calcext:value-type="float">
            <text:p>590986</text:p>
          </table:table-cell>
          <table:table-cell table:style-name="ce1" office:value-type="float" office:value="61.85" calcext:value-type="float">
            <text:p>61.85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.ROBERT GNANA SEKAR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4413" calcext:value-type="float">
            <text:p>44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.L.RAVI</text:p>
          </table:table-cell>
          <table:table-cell table:style-name="ce1" office:value-type="string" calcext:value-type="string">
            <text:p>Desiya Makkal Sakthi Katchi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AMESH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2665" calcext:value-type="float">
            <text:p>26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69" calcext:value-type="float">
            <text:p>2669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ALIYAMMAL.P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60411" calcext:value-type="float">
            <text:p>6041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0515" calcext:value-type="float">
            <text:p>60515</text:p>
          </table:table-cell>
          <table:table-cell table:style-name="ce1" office:value-type="float" office:value="6.33" calcext:value-type="float">
            <text:p>6.3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. SEBASTIN</text:p>
          </table:table-cell>
          <table:table-cell table:style-name="ce1" office:value-type="string" calcext:value-type="string">
            <text:p>SOCIALIST UNITY CENTRE OF INDIA (COMMUNIST)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.PRABHAKARAN</text:p>
          </table:table-cell>
          <table:table-cell table:style-name="ce1" office:value-type="string" calcext:value-type="string">
            <text:p>Makkalatchi Katchi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.PRAVEEN KUMAR</text:p>
          </table:table-cell>
          <table:table-cell table:style-name="ce1" office:value-type="string" calcext:value-type="string">
            <text:p>People's Party of India(secular)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. G. MOURYA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02980" calcext:value-type="float">
            <text:p>10298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03167" calcext:value-type="float">
            <text:p>103167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.ARULMURUG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.GANES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.SATHEESH KAN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.SANTHANA KRISH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3232" calcext:value-type="float">
            <text:p>3323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3277" calcext:value-type="float">
            <text:p>33277</text:p>
          </table:table-cell>
          <table:table-cell table:style-name="ce1" office:value-type="float" office:value="3.48" calcext:value-type="float">
            <text:p>3.48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.SARAVA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.SRINIVAS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.SELVARAJ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58" calcext:value-type="float">
            <text:p>2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59" calcext:value-type="float">
            <text:p>2459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.DHANRAJ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J.DHARANIDH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.G.DAMODH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.PRITHVIRAJ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.MARIMUTHU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.RAJ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5619" calcext:value-type="float">
            <text:p>1561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5687" calcext:value-type="float">
            <text:p>15687</text:p>
          </table:table-cell>
          <table:table-cell table:style-name="ce1" office:value-type="float" office:value="1.64" calcext:value-type="float">
            <text:p>1.64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952770" calcext:value-type="float">
            <text:p>952770</text:p>
          </table:table-cell>
          <table:table-cell table:style-name="ce1" office:value-type="float" office:value="2775" calcext:value-type="float">
            <text:p>2775</text:p>
          </table:table-cell>
          <table:table-cell table:style-name="ce1" office:value-type="float" office:value="955545" calcext:value-type="float">
            <text:p>955545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nnaiSouth" table:style-name="ta6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TTUR R.KUMAR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99" calcext:value-type="float">
            <text:p>239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.SUMATHY (A) THAMIZHACHI THANGAPANDIAN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63240" calcext:value-type="float">
            <text:p>563240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564872" calcext:value-type="float">
            <text:p>564872</text:p>
          </table:table-cell>
          <table:table-cell table:style-name="ce1" office:value-type="float" office:value="50.17" calcext:value-type="float">
            <text:p>50.17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.J.JAYAVARDHAN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02152" calcext:value-type="float">
            <text:p>302152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302649" calcext:value-type="float">
            <text:p>302649</text:p>
          </table:table-cell>
          <table:table-cell table:style-name="ce1" office:value-type="float" office:value="26.88" calcext:value-type="float">
            <text:p>26.88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IKUMAR.S</text:p>
          </table:table-cell>
          <table:table-cell table:style-name="ce1" office:value-type="string" calcext:value-type="string">
            <text:p>SOCIALIST UNITY CENTRE OF INDIA (COMMUNIST)</text:p>
          </table:table-cell>
          <table:table-cell table:style-name="ce1" office:value-type="float" office:value="1489" calcext:value-type="float">
            <text:p>14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.SRINIVASAN (A) POWER STAR</text:p>
          </table:table-cell>
          <table:table-cell table:style-name="ce1" office:value-type="string" calcext:value-type="string">
            <text:p>Republican Party of India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.THIRUNAVUKARASU</text:p>
          </table:table-cell>
          <table:table-cell table:style-name="ce1" office:value-type="string" calcext:value-type="string">
            <text:p>Makkalatchi Katchi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r.A.NARESH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.MURALI KRISHNAN</text:p>
          </table:table-cell>
          <table:table-cell table:style-name="ce1" office:value-type="string" calcext:value-type="string">
            <text:p>Pyramid Party of India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.RANGARAJAN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35334" calcext:value-type="float">
            <text:p>13533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5465" calcext:value-type="float">
            <text:p>135465</text:p>
          </table:table-cell>
          <table:table-cell table:style-name="ce1" office:value-type="float" office:value="12.03" calcext:value-type="float">
            <text:p>12.03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.JOHNSON</text:p>
          </table:table-cell>
          <table:table-cell table:style-name="ce1" office:value-type="string" calcext:value-type="string">
            <text:p>Indian Christian Front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.A.JAYAKUMAR</text:p>
          </table:table-cell>
          <table:table-cell table:style-name="ce1" office:value-type="string" calcext:value-type="string">
            <text:p>Desiya Makkal Sakthi Katchi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.J.SHERINE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50156" calcext:value-type="float">
            <text:p>501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0222" calcext:value-type="float">
            <text:p>50222</text:p>
          </table:table-cell>
          <table:table-cell table:style-name="ce1" office:value-type="float" office:value="4.46" calcext:value-type="float">
            <text:p>4.46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GNI SRIRAMACHAND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44" calcext:value-type="float">
            <text:p>144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.ASHO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.AZHAGIR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.ELANKUM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.GANES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K.KAN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.KARTHIKEY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.KARTHIC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.SARAVANA PERUMAL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45" calcext:value-type="float">
            <text:p>1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5" calcext:value-type="float">
            <text:p>1645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.CHIDAMBARA ANANTHA RAJA (A) ICARR WEEOU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IBI CHAKKARAVARTHY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K.SUDHAGA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.SUBRAMAN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r.E.SUBAYA (A) ESAKKI SUBAY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9482" calcext:value-type="float">
            <text:p>2948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522" calcext:value-type="float">
            <text:p>29522</text:p>
          </table:table-cell>
          <table:table-cell table:style-name="ce1" office:value-type="float" office:value="2.62" calcext:value-type="float">
            <text:p>2.62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.DHANASEK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.DHANASEK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.DEVASAHAYA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KUPPAL.G.DEVADOS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.MANOV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URTHY.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.RAVICHAND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M.RADH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B.RAJ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.RAJESWARI PRIY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.ROS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J.JANCI RAN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FARMER K.JAYARAM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.HARI H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6838" calcext:value-type="float">
            <text:p>168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891" calcext:value-type="float">
            <text:p>16891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23410" calcext:value-type="float">
            <text:p>1123410</text:p>
          </table:table-cell>
          <table:table-cell table:style-name="ce1" office:value-type="float" office:value="2447" calcext:value-type="float">
            <text:p>2447</text:p>
          </table:table-cell>
          <table:table-cell table:style-name="ce1" office:value-type="float" office:value="1125857" calcext:value-type="float">
            <text:p>1125857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dambaram" table:style-name="ta7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NDRASEKAR P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495432" calcext:value-type="float">
            <text:p>495432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float" office:value="497010" calcext:value-type="float">
            <text:p>497010</text:p>
          </table:table-cell>
          <table:table-cell table:style-name="ce1" office:value-type="float" office:value="43.1" calcext:value-type="float">
            <text:p>43.1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RISHNARAJ M</text:p>
          </table:table-cell>
          <table:table-cell table:style-name="ce1" office:value-type="string" calcext:value-type="string">
            <text:p>Anaithu Makkal Puratchi Katchi</text:p>
          </table:table-cell>
          <table:table-cell table:style-name="ce1" office:value-type="float" office:value="4665" calcext:value-type="float">
            <text:p>466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VAJOTHI M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7329" calcext:value-type="float">
            <text:p>3732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7471" calcext:value-type="float">
            <text:p>37471</text:p>
          </table:table-cell>
          <table:table-cell table:style-name="ce1" office:value-type="float" office:value="3.25" calcext:value-type="float">
            <text:p>3.25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IRUMAAVALAVAN THOL</text:p>
          </table:table-cell>
          <table:table-cell table:style-name="ce1" office:value-type="string" calcext:value-type="string">
            <text:p>Viduthalai Chiruthaigal Katchi</text:p>
          </table:table-cell>
          <table:table-cell table:style-name="ce1" office:value-type="float" office:value="498401" calcext:value-type="float">
            <text:p>498401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500229" calcext:value-type="float">
            <text:p>500229</text:p>
          </table:table-cell>
          <table:table-cell table:style-name="ce1" office:value-type="float" office:value="43.38" calcext:value-type="float">
            <text:p>43.38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VATHI S</text:p>
          </table:table-cell>
          <table:table-cell table:style-name="ce1" office:value-type="string" calcext:value-type="string">
            <text:p>Desiya Makkal Sakthi Katchi</text:p>
          </table:table-cell>
          <table:table-cell table:style-name="ce1" office:value-type="float" office:value="4093" calcext:value-type="float">
            <text:p>40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VI T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5260" calcext:value-type="float">
            <text:p>1526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334" calcext:value-type="float">
            <text:p>15334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LAVARASAN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2219" calcext:value-type="float">
            <text:p>6221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2308" calcext:value-type="float">
            <text:p>62308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ALAIYARASAN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55" calcext:value-type="float">
            <text:p>215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ITTU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RISHNAKUMARI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6" calcext:value-type="float">
            <text:p>1706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URUSAMY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010" calcext:value-type="float">
            <text:p>70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12" calcext:value-type="float">
            <text:p>7012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ERIYASAMY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JAGATHEES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992" calcext:value-type="float">
            <text:p>2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93" calcext:value-type="float">
            <text:p>299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5479" calcext:value-type="float">
            <text:p>1547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5535" calcext:value-type="float">
            <text:p>15535</text:p>
          </table:table-cell>
          <table:table-cell table:style-name="ce1" office:value-type="float" office:value="1.35" calcext:value-type="float">
            <text:p>1.3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49385" calcext:value-type="float">
            <text:p>1149385</text:p>
          </table:table-cell>
          <table:table-cell table:style-name="ce1" office:value-type="float" office:value="3807" calcext:value-type="float">
            <text:p>3807</text:p>
          </table:table-cell>
          <table:table-cell table:style-name="ce1" office:value-type="float" office:value="1153192" calcext:value-type="float">
            <text:p>1153192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mbatore" table:style-name="ta8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DHAKRISHNAN. C.P</text:p>
          </table:table-cell>
          <table:table-cell table:style-name="ce1" office:value-type="string" calcext:value-type="string">
            <text:p>Bharatiya Janata Party</text:p>
          </table:table-cell>
          <table:table-cell table:style-name="ce1" office:value-type="float" office:value="390823" calcext:value-type="float">
            <text:p>390823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392007" calcext:value-type="float">
            <text:p>392007</text:p>
          </table:table-cell>
          <table:table-cell table:style-name="ce1" office:value-type="float" office:value="31.34" calcext:value-type="float">
            <text:p>31.34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VINDAN. P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4296" calcext:value-type="float">
            <text:p>429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14" calcext:value-type="float">
            <text:p>4314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TARAJAN. P.R</text:p>
          </table:table-cell>
          <table:table-cell table:style-name="ce1" office:value-type="string" calcext:value-type="string">
            <text:p>Communist Party of India (Marxist)</text:p>
          </table:table-cell>
          <table:table-cell table:style-name="ce1" office:value-type="float" office:value="567741" calcext:value-type="float">
            <text:p>567741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571150" calcext:value-type="float">
            <text:p>571150</text:p>
          </table:table-cell>
          <table:table-cell table:style-name="ce1" office:value-type="float" office:value="45.66" calcext:value-type="float">
            <text:p>45.66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ALYANA SUNDARAM. S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60391" calcext:value-type="float">
            <text:p>6039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0519" calcext:value-type="float">
            <text:p>60519</text:p>
          </table:table-cell>
          <table:table-cell table:style-name="ce1" office:value-type="float" office:value="4.84" calcext:value-type="float">
            <text:p>4.84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HENDRAN. R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44808" calcext:value-type="float">
            <text:p>144808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45104" calcext:value-type="float">
            <text:p>145104</text:p>
          </table:table-cell>
          <table:table-cell table:style-name="ce1" office:value-type="float" office:value="11.6" calcext:value-type="float">
            <text:p>11.6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IKANDAN. P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2302" calcext:value-type="float">
            <text:p>23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07" calcext:value-type="float">
            <text:p>230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PPATHURAI. N.R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7989" calcext:value-type="float">
            <text:p>3798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8061" calcext:value-type="float">
            <text:p>38061</text:p>
          </table:table-cell>
          <table:table-cell table:style-name="ce1" office:value-type="float" office:value="3.04" calcext:value-type="float">
            <text:p>3.0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ANAGASABAPATHY. 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726" calcext:value-type="float">
            <text:p>27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27" calcext:value-type="float">
            <text:p>2727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RISHNAN.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915" calcext:value-type="float">
            <text:p>29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6" calcext:value-type="float">
            <text:p>2916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HANAPAL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33" calcext:value-type="float">
            <text:p>15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38" calcext:value-type="float">
            <text:p>153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TARAJAN.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64" calcext:value-type="float">
            <text:p>13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70" calcext:value-type="float">
            <text:p>137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USHPANANTHAM.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ADHAKRISHNAN. U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630" calcext:value-type="float">
            <text:p>26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3" calcext:value-type="float">
            <text:p>2633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ADHAKRISHNAN.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23081" calcext:value-type="float">
            <text:p>2308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3190" calcext:value-type="float">
            <text:p>23190</text:p>
          </table:table-cell>
          <table:table-cell table:style-name="ce1" office:value-type="float" office:value="1.85" calcext:value-type="float">
            <text:p>1.8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245644" calcext:value-type="float">
            <text:p>1245644</text:p>
          </table:table-cell>
          <table:table-cell table:style-name="ce1" office:value-type="float" office:value="5241" calcext:value-type="float">
            <text:p>5241</text:p>
          </table:table-cell>
          <table:table-cell table:style-name="ce1" office:value-type="float" office:value="1250885" calcext:value-type="float">
            <text:p>1250885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ddalore" table:style-name="ta9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. R. V .S. RAMESH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19594" calcext:value-type="float">
            <text:p>519594</text:p>
          </table:table-cell>
          <table:table-cell table:style-name="ce1" office:value-type="float" office:value="2566" calcext:value-type="float">
            <text:p>2566</text:p>
          </table:table-cell>
          <table:table-cell table:style-name="ce1" office:value-type="float" office:value="522160" calcext:value-type="float">
            <text:p>522160</text:p>
          </table:table-cell>
          <table:table-cell table:style-name="ce1" office:value-type="float" office:value="50.05" calcext:value-type="float">
            <text:p>50.05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. JEYAPRAKASH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27" calcext:value-type="float">
            <text:p>2827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. ANNAMALAI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23612" calcext:value-type="float">
            <text:p>2361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3713" calcext:value-type="float">
            <text:p>23713</text:p>
          </table:table-cell>
          <table:table-cell table:style-name="ce1" office:value-type="float" office:value="2.27" calcext:value-type="float">
            <text:p>2.27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UPPUSAMY</text:p>
          </table:table-cell>
          <table:table-cell table:style-name="ce1" office:value-type="string" calcext:value-type="string">
            <text:p>Anti Corruption Dynamic Party</text:p>
          </table:table-cell>
          <table:table-cell table:style-name="ce1" office:value-type="float" office:value="7540" calcext:value-type="float">
            <text:p>75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40" calcext:value-type="float">
            <text:p>7540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r. R. GOVINDASAMY</text:p>
          </table:table-cell>
          <table:table-cell table:style-name="ce1" office:value-type="string" calcext:value-type="string">
            <text:p>Pattali Makkal Katchi</text:p>
          </table:table-cell>
          <table:table-cell table:style-name="ce1" office:value-type="float" office:value="376628" calcext:value-type="float">
            <text:p>376628</text:p>
          </table:table-cell>
          <table:table-cell table:style-name="ce1" office:value-type="float" office:value="1549" calcext:value-type="float">
            <text:p>1549</text:p>
          </table:table-cell>
          <table:table-cell table:style-name="ce1" office:value-type="float" office:value="378177" calcext:value-type="float">
            <text:p>378177</text:p>
          </table:table-cell>
          <table:table-cell table:style-name="ce1" office:value-type="float" office:value="36.25" calcext:value-type="float">
            <text:p>36.25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. CHITHRA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4565" calcext:value-type="float">
            <text:p>3456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4692" calcext:value-type="float">
            <text:p>34692</text:p>
          </table:table-cell>
          <table:table-cell table:style-name="ce1" office:value-type="float" office:value="3.33" calcext:value-type="float">
            <text:p>3.3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ELLADURAI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2585" calcext:value-type="float">
            <text:p>25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 PAVADAI RAJA</text:p>
          </table:table-cell>
          <table:table-cell table:style-name="ce1" office:value-type="string" calcext:value-type="string">
            <text:p>Agila India Makkal Kazhagam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. MANIKANDAN</text:p>
          </table:table-cell>
          <table:table-cell table:style-name="ce1" office:value-type="string" calcext:value-type="string">
            <text:p>Purvanchal Janta Party (Secular)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. RAGHUNATHAN</text:p>
          </table:table-cell>
          <table:table-cell table:style-name="ce1" office:value-type="string" calcext:value-type="string">
            <text:p>Ilantamilar Munnani Kazhagam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. RAJAMOH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. RAM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41" calcext:value-type="float">
            <text:p>1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. SANKA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. SATHIYASEEL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. SENTHAMARAI KAN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77" calcext:value-type="float">
            <text:p>1277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. THANGAVEL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4865" calcext:value-type="float">
            <text:p>4486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892" calcext:value-type="float">
            <text:p>44892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. DHANASEK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296" calcext:value-type="float">
            <text:p>32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6" calcext:value-type="float">
            <text:p>3296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. MARIMUTHU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OOVANDH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18" calcext:value-type="float">
            <text:p>1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8" calcext:value-type="float">
            <text:p>1518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. JAYAMAN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. HEMANTH KUMA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8660" calcext:value-type="float">
            <text:p>86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725" calcext:value-type="float">
            <text:p>8725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38741" calcext:value-type="float">
            <text:p>1038741</text:p>
          </table:table-cell>
          <table:table-cell table:style-name="ce1" office:value-type="float" office:value="4461" calcext:value-type="float">
            <text:p>4461</text:p>
          </table:table-cell>
          <table:table-cell table:style-name="ce1" office:value-type="float" office:value="1043202" calcext:value-type="float">
            <text:p>1043202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harmapuri" table:style-name="ta10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VANANDHAM. C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5968" calcext:value-type="float">
            <text:p>596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012" calcext:value-type="float">
            <text:p>6012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NV SENTHILKUMAR. S.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68310" calcext:value-type="float">
            <text:p>568310</text:p>
          </table:table-cell>
          <table:table-cell table:style-name="ce1" office:value-type="float" office:value="6678" calcext:value-type="float">
            <text:p>6678</text:p>
          </table:table-cell>
          <table:table-cell table:style-name="ce1" office:value-type="float" office:value="574988" calcext:value-type="float">
            <text:p>574988</text:p>
          </table:table-cell>
          <table:table-cell table:style-name="ce1" office:value-type="float" office:value="47.01" calcext:value-type="float">
            <text:p>47.01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NADHURAI. K.</text:p>
          </table:table-cell>
          <table:table-cell table:style-name="ce1" office:value-type="string" calcext:value-type="string">
            <text:p>Ganasangam Party of India</text:p>
          </table:table-cell>
          <table:table-cell table:style-name="ce1" office:value-type="float" office:value="8996" calcext:value-type="float">
            <text:p>899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017" calcext:value-type="float">
            <text:p>9017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BUMANI RAMADOSS</text:p>
          </table:table-cell>
          <table:table-cell table:style-name="ce1" office:value-type="string" calcext:value-type="string">
            <text:p>Pattali Makkal Katchi</text:p>
          </table:table-cell>
          <table:table-cell table:style-name="ce1" office:value-type="float" office:value="501013" calcext:value-type="float">
            <text:p>501013</text:p>
          </table:table-cell>
          <table:table-cell table:style-name="ce1" office:value-type="float" office:value="3222" calcext:value-type="float">
            <text:p>3222</text:p>
          </table:table-cell>
          <table:table-cell table:style-name="ce1" office:value-type="float" office:value="504235" calcext:value-type="float">
            <text:p>504235</text:p>
          </table:table-cell>
          <table:table-cell table:style-name="ce1" office:value-type="float" office:value="41.22" calcext:value-type="float">
            <text:p>41.22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JASEKAR. D.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5481" calcext:value-type="float">
            <text:p>1548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5614" calcext:value-type="float">
            <text:p>15614</text:p>
          </table:table-cell>
          <table:table-cell table:style-name="ce1" office:value-type="float" office:value="1.28" calcext:value-type="float">
            <text:p>1.28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UKMANIDEVI. R.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19483" calcext:value-type="float">
            <text:p>1948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674" calcext:value-type="float">
            <text:p>19674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IVAZHAGAN.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77" calcext:value-type="float">
            <text:p>14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R. ELANGO.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822" calcext:value-type="float">
            <text:p>108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830" calcext:value-type="float">
            <text:p>10830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KTHIVEL. V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RAVANAN.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URAI.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DMARAJAN. K. DR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856" calcext:value-type="float">
            <text:p>28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62" calcext:value-type="float">
            <text:p>2862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ALANIAPPAN.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3155" calcext:value-type="float">
            <text:p>5315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3655" calcext:value-type="float">
            <text:p>53655</text:p>
          </table:table-cell>
          <table:table-cell table:style-name="ce1" office:value-type="float" office:value="4.39" calcext:value-type="float">
            <text:p>4.39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NIVASAGAM. C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425" calcext:value-type="float">
            <text:p>44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7" calcext:value-type="float">
            <text:p>4427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ENKATACHALAM. C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71" calcext:value-type="float">
            <text:p>3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72" calcext:value-type="float">
            <text:p>317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3304" calcext:value-type="float">
            <text:p>1330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379" calcext:value-type="float">
            <text:p>13379</text:p>
          </table:table-cell>
          <table:table-cell table:style-name="ce1" office:value-type="float" office:value="1.09" calcext:value-type="float">
            <text:p>1.09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212311" calcext:value-type="float">
            <text:p>1212311</text:p>
          </table:table-cell>
          <table:table-cell table:style-name="ce1" office:value-type="float" office:value="10894" calcext:value-type="float">
            <text:p>10894</text:p>
          </table:table-cell>
          <table:table-cell table:style-name="ce1" office:value-type="float" office:value="1223205" calcext:value-type="float">
            <text:p>1223205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digul" table:style-name="ta11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ASUR MANOHARAN (a) MNOHARAN, S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5704" calcext:value-type="float">
            <text:p>570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43" calcext:value-type="float">
            <text:p>574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LUSAMY, P.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743813" calcext:value-type="float">
            <text:p>743813</text:p>
          </table:table-cell>
          <table:table-cell table:style-name="ce1" office:value-type="float" office:value="2710" calcext:value-type="float">
            <text:p>2710</text:p>
          </table:table-cell>
          <table:table-cell table:style-name="ce1" office:value-type="float" office:value="746523" calcext:value-type="float">
            <text:p>746523</text:p>
          </table:table-cell>
          <table:table-cell table:style-name="ce1" office:value-type="float" office:value="64.35" calcext:value-type="float">
            <text:p>64.35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THAKARAN, S. Dr.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38586" calcext:value-type="float">
            <text:p>38586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8784" calcext:value-type="float">
            <text:p>38784</text:p>
          </table:table-cell>
          <table:table-cell table:style-name="ce1" office:value-type="float" office:value="3.34" calcext:value-type="float">
            <text:p>3.34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RESH. K,</text:p>
          </table:table-cell>
          <table:table-cell table:style-name="ce1" office:value-type="string" calcext:value-type="string">
            <text:p>Ulzaipali Makkal Katchy</text:p>
          </table:table-cell>
          <table:table-cell table:style-name="ce1" office:value-type="float" office:value="2198" calcext:value-type="float">
            <text:p>21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08" calcext:value-type="float">
            <text:p>2208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NSOORALI KHAN, A.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54574" calcext:value-type="float">
            <text:p>5457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4957" calcext:value-type="float">
            <text:p>54957</text:p>
          </table:table-cell>
          <table:table-cell table:style-name="ce1" office:value-type="float" office:value="4.74" calcext:value-type="float">
            <text:p>4.74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OTHIMUTHU, K.</text:p>
          </table:table-cell>
          <table:table-cell table:style-name="ce1" office:value-type="string" calcext:value-type="string">
            <text:p>Pattali Makkal Katchi</text:p>
          </table:table-cell>
          <table:table-cell table:style-name="ce1" office:value-type="float" office:value="206782" calcext:value-type="float">
            <text:p>20678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207551" calcext:value-type="float">
            <text:p>207551</text:p>
          </table:table-cell>
          <table:table-cell table:style-name="ce1" office:value-type="float" office:value="17.89" calcext:value-type="float">
            <text:p>17.89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UN KUMAR,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97" calcext:value-type="float">
            <text:p>17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04" calcext:value-type="float">
            <text:p>180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BUROSE. D,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15" calcext:value-type="float">
            <text:p>13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ANTHRAJ, T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022" calcext:value-type="float">
            <text:p>30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22" calcext:value-type="float">
            <text:p>302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RUDAYASAMY, G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SWARAN, R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DAYAKUMAR,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HANMUGA PRABU,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INESHKUMAR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AGARAJ ,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289" calcext:value-type="float">
            <text:p>32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91" calcext:value-type="float">
            <text:p>3291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DI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09" calcext:value-type="float">
            <text:p>31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URUGESAN, S .P,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15" calcext:value-type="float">
            <text:p>15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16" calcext:value-type="float">
            <text:p>151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VETRIVEL, N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903" calcext:value-type="float">
            <text:p>3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03" calcext:value-type="float">
            <text:p>3903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VEMBARASAN. V,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VELUSAMY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JOTHI MURUGAN,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2719" calcext:value-type="float">
            <text:p>62719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2875" calcext:value-type="float">
            <text:p>62875</text:p>
          </table:table-cell>
          <table:table-cell table:style-name="ce1" office:value-type="float" office:value="5.42" calcext:value-type="float">
            <text:p>5.42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4051" calcext:value-type="float">
            <text:p>1405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177" calcext:value-type="float">
            <text:p>14177</text:p>
          </table:table-cell>
          <table:table-cell table:style-name="ce1" office:value-type="float" office:value="1.22" calcext:value-type="float">
            <text:p>1.22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55607" calcext:value-type="float">
            <text:p>1155607</text:p>
          </table:table-cell>
          <table:table-cell table:style-name="ce1" office:value-type="float" office:value="4439" calcext:value-type="float">
            <text:p>4439</text:p>
          </table:table-cell>
          <table:table-cell table:style-name="ce1" office:value-type="float" office:value="1160046" calcext:value-type="float">
            <text:p>1160046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ode" table:style-name="ta1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ESHAMURTHI A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58929" calcext:value-type="float">
            <text:p>558929</text:p>
          </table:table-cell>
          <table:table-cell table:style-name="ce1" office:value-type="float" office:value="4662" calcext:value-type="float">
            <text:p>4662</text:p>
          </table:table-cell>
          <table:table-cell table:style-name="ce1" office:value-type="float" office:value="563591" calcext:value-type="float">
            <text:p>563591</text:p>
          </table:table-cell>
          <table:table-cell table:style-name="ce1" office:value-type="float" office:value="52.78" calcext:value-type="float">
            <text:p>52.78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PAL M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4128" calcext:value-type="float">
            <text:p>41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38" calcext:value-type="float">
            <text:p>4138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IMARAN G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52330" calcext:value-type="float">
            <text:p>352330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352973" calcext:value-type="float">
            <text:p>352973</text:p>
          </table:table-cell>
          <table:table-cell table:style-name="ce1" office:value-type="float" office:value="33.05" calcext:value-type="float">
            <text:p>33.05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UPPUSAMY P</text:p>
          </table:table-cell>
          <table:table-cell table:style-name="ce1" office:value-type="string" calcext:value-type="string">
            <text:p>Ulzaipali Makkal Katchy</text:p>
          </table:table-cell>
          <table:table-cell table:style-name="ce1" office:value-type="float" office:value="3378" calcext:value-type="float">
            <text:p>33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9" calcext:value-type="float">
            <text:p>3379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UPPUSAMY R</text:p>
          </table:table-cell>
          <table:table-cell table:style-name="ce1" office:value-type="string" calcext:value-type="string">
            <text:p>Ganasangam Party of India</text:p>
          </table:table-cell>
          <table:table-cell table:style-name="ce1" office:value-type="float" office:value="1603" calcext:value-type="float">
            <text:p>16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3" calcext:value-type="float">
            <text:p>1603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RAVANAKUMAR A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47574" calcext:value-type="float">
            <text:p>4757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7719" calcext:value-type="float">
            <text:p>47719</text:p>
          </table:table-cell>
          <table:table-cell table:style-name="ce1" office:value-type="float" office:value="4.47" calcext:value-type="float">
            <text:p>4.47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EETHALAKSHMI M K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8849" calcext:value-type="float">
            <text:p>3884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9010" calcext:value-type="float">
            <text:p>39010</text:p>
          </table:table-cell>
          <table:table-cell table:style-name="ce1" office:value-type="float" office:value="3.65" calcext:value-type="float">
            <text:p>3.65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UNACHALAM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069" calcext:value-type="float">
            <text:p>206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ANTHI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ANESHAMURTHY A 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ANESHAMOORTHY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ATHIRVEL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ARTHIKEYAN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02" calcext:value-type="float">
            <text:p>15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08" calcext:value-type="float">
            <text:p>1508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HITR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45" calcext:value-type="float">
            <text:p>14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46" calcext:value-type="float">
            <text:p>1446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UBRAMANI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76" calcext:value-type="float">
            <text:p>12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NTHILKUMAR K 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5818" calcext:value-type="float">
            <text:p>258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858" calcext:value-type="float">
            <text:p>25858</text:p>
          </table:table-cell>
          <table:table-cell table:style-name="ce1" office:value-type="float" office:value="2.42" calcext:value-type="float">
            <text:p>2.42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HARMALINGAM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55" calcext:value-type="float">
            <text:p>24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5" calcext:value-type="float">
            <text:p>2455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TARAJAN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ARAMASIVAM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NI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4696" calcext:value-type="float">
            <text:p>1469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4795" calcext:value-type="float">
            <text:p>14795</text:p>
          </table:table-cell>
          <table:table-cell table:style-name="ce1" office:value-type="float" office:value="1.39" calcext:value-type="float">
            <text:p>1.39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62073" calcext:value-type="float">
            <text:p>1062073</text:p>
          </table:table-cell>
          <table:table-cell table:style-name="ce1" office:value-type="float" office:value="5790" calcext:value-type="float">
            <text:p>5790</text:p>
          </table:table-cell>
          <table:table-cell table:style-name="ce1" office:value-type="float" office:value="1067863" calcext:value-type="float">
            <text:p>1067863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llakurichi" table:style-name="ta1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utham Sigamani Pon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716961" calcext:value-type="float">
            <text:p>716961</text:p>
          </table:table-cell>
          <table:table-cell table:style-name="ce1" office:value-type="float" office:value="4752" calcext:value-type="float">
            <text:p>4752</text:p>
          </table:table-cell>
          <table:table-cell table:style-name="ce1" office:value-type="float" office:value="721713" calcext:value-type="float">
            <text:p>721713</text:p>
          </table:table-cell>
          <table:table-cell table:style-name="ce1" office:value-type="float" office:value="59.92" calcext:value-type="float">
            <text:p>59.92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kthivel S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4828" calcext:value-type="float">
            <text:p>48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38" calcext:value-type="float">
            <text:p>4838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dhish L K</text:p>
          </table:table-cell>
          <table:table-cell table:style-name="ce1" office:value-type="string" calcext:value-type="string">
            <text:p>Desiya Murpokku Dravida Kazhagam</text:p>
          </table:table-cell>
          <table:table-cell table:style-name="ce1" office:value-type="float" office:value="321004" calcext:value-type="float">
            <text:p>321004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21794" calcext:value-type="float">
            <text:p>321794</text:p>
          </table:table-cell>
          <table:table-cell table:style-name="ce1"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anesh H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4514" calcext:value-type="float">
            <text:p>145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4587" calcext:value-type="float">
            <text:p>14587</text:p>
          </table:table-cell>
          <table:table-cell table:style-name="ce1" office:value-type="float" office:value="1.21" calcext:value-type="float">
            <text:p>1.21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andramohan M</text:p>
          </table:table-cell>
          <table:table-cell table:style-name="ce1" office:value-type="string" calcext:value-type="string">
            <text:p>Vivasayigal Makkal Munnetra Katchi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harfudeen S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0103" calcext:value-type="float">
            <text:p>3010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0246" calcext:value-type="float">
            <text:p>30246</text:p>
          </table:table-cell>
          <table:table-cell table:style-name="ce1" office:value-type="float" office:value="2.51" calcext:value-type="float">
            <text:p>2.51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annan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umar K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08" calcext:value-type="float">
            <text:p>14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omugi Maniy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0097" calcext:value-type="float">
            <text:p>5009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0179" calcext:value-type="float">
            <text:p>50179</text:p>
          </table:table-cell>
          <table:table-cell table:style-name="ce1" office:value-type="float" office:value="4.17" calcext:value-type="float">
            <text:p>4.1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ovindasamy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thishkumar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thish Kumar 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13" calcext:value-type="float">
            <text:p>14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thees Kumar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956" calcext:value-type="float">
            <text:p>39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56" calcext:value-type="float">
            <text:p>3956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handrasekaran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064" calcext:value-type="float">
            <text:p>80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66" calcext:value-type="float">
            <text:p>8066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va Kumar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umathi B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038" calcext:value-type="float">
            <text:p>100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045" calcext:value-type="float">
            <text:p>10045</text:p>
          </table:table-cell>
          <table:table-cell table:style-name="ce1" office:value-type="float" office:value="0.83" calcext:value-type="float">
            <text:p>0.83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elvam D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426" calcext:value-type="float">
            <text:p>4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26" calcext:value-type="float">
            <text:p>442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garajan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rabhu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81" calcext:value-type="float">
            <text:p>31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82" calcext:value-type="float">
            <text:p>318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nikandan 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annan M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ayilamparai Mari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amachandr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amadoss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926" calcext:value-type="float">
            <text:p>49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27" calcext:value-type="float">
            <text:p>4927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1506" calcext:value-type="float">
            <text:p>1150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1576" calcext:value-type="float">
            <text:p>11576</text:p>
          </table:table-cell>
          <table:table-cell table:style-name="ce1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98423" calcext:value-type="float">
            <text:p>1198423</text:p>
          </table:table-cell>
          <table:table-cell table:style-name="ce1" office:value-type="float" office:value="5952" calcext:value-type="float">
            <text:p>5952</text:p>
          </table:table-cell>
          <table:table-cell table:style-name="ce1" office:value-type="float" office:value="1204375" calcext:value-type="float">
            <text:p>120437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ncheepuram" table:style-name="ta14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lvam.G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680087" calcext:value-type="float">
            <text:p>680087</text:p>
          </table:table-cell>
          <table:table-cell table:style-name="ce1" office:value-type="float" office:value="3917" calcext:value-type="float">
            <text:p>3917</text:p>
          </table:table-cell>
          <table:table-cell table:style-name="ce1" office:value-type="float" office:value="684004" calcext:value-type="float">
            <text:p>684004</text:p>
          </table:table-cell>
          <table:table-cell table:style-name="ce1" office:value-type="float" office:value="55.27" calcext:value-type="float">
            <text:p>55.27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kar.D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5002" calcext:value-type="float">
            <text:p>500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18" calcext:value-type="float">
            <text:p>5018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agatham K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96432" calcext:value-type="float">
            <text:p>396432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397372" calcext:value-type="float">
            <text:p>397372</text:p>
          </table:table-cell>
          <table:table-cell table:style-name="ce1" office:value-type="float" office:value="32.11" calcext:value-type="float">
            <text:p>32.11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varanjani.D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62607" calcext:value-type="float">
            <text:p>6260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62771" calcext:value-type="float">
            <text:p>62771</text:p>
          </table:table-cell>
          <table:table-cell table:style-name="ce1" office:value-type="float" office:value="5.07" calcext:value-type="float">
            <text:p>5.07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angov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71" calcext:value-type="float">
            <text:p>22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72" calcext:value-type="float">
            <text:p>227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varajan 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07" calcext:value-type="float">
            <text:p>13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12" calcext:value-type="float">
            <text:p>1312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on Jeyaraman S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96" calcext:value-type="float">
            <text:p>249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09" calcext:value-type="float">
            <text:p>250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agadam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unusamy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5157" calcext:value-type="float">
            <text:p>551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213" calcext:value-type="float">
            <text:p>55213</text:p>
          </table:table-cell>
          <table:table-cell table:style-name="ce1" office:value-type="float" office:value="4.46" calcext:value-type="float">
            <text:p>4.46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amesh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39" calcext:value-type="float">
            <text:p>22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43" calcext:value-type="float">
            <text:p>224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Vinothraj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21591" calcext:value-type="float">
            <text:p>2159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1661" calcext:value-type="float">
            <text:p>21661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232417" calcext:value-type="float">
            <text:p>1232417</text:p>
          </table:table-cell>
          <table:table-cell table:style-name="ce1" office:value-type="float" office:value="5195" calcext:value-type="float">
            <text:p>5195</text:p>
          </table:table-cell>
          <table:table-cell table:style-name="ce1" office:value-type="float" office:value="1237612" calcext:value-type="float">
            <text:p>1237612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nniyakumari" table:style-name="ta15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DHAKRISHNAN. P</text:p>
          </table:table-cell>
          <table:table-cell table:style-name="ce1" office:value-type="string" calcext:value-type="string">
            <text:p>Bharatiya Janata Party</text:p>
          </table:table-cell>
          <table:table-cell table:style-name="ce1" office:value-type="float" office:value="364598" calcext:value-type="float">
            <text:p>364598</text:p>
          </table:table-cell>
          <table:table-cell table:style-name="ce1" office:value-type="float" office:value="2704" calcext:value-type="float">
            <text:p>2704</text:p>
          </table:table-cell>
          <table:table-cell table:style-name="ce1" office:value-type="float" office:value="367302" calcext:value-type="float">
            <text:p>367302</text:p>
          </table:table-cell>
          <table:table-cell table:style-name="ce1" office:value-type="float" office:value="35.04" calcext:value-type="float">
            <text:p>35.04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ASUBRAMANIAN. E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santhakumar. H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624627" calcext:value-type="float">
            <text:p>624627</text:p>
          </table:table-cell>
          <table:table-cell table:style-name="ce1" office:value-type="float" office:value="2608" calcext:value-type="float">
            <text:p>2608</text:p>
          </table:table-cell>
          <table:table-cell table:style-name="ce1" office:value-type="float" office:value="627235" calcext:value-type="float">
            <text:p>627235</text:p>
          </table:table-cell>
          <table:table-cell table:style-name="ce1" office:value-type="float" office:value="59.83" calcext:value-type="float">
            <text:p>59.83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BENEZER. J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8530" calcext:value-type="float">
            <text:p>85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590" calcext:value-type="float">
            <text:p>8590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I. T</text:p>
          </table:table-cell>
          <table:table-cell table:style-name="ce1" office:value-type="string" calcext:value-type="string">
            <text:p>The Future India Party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ULRAJ. C.M.</text:p>
          </table:table-cell>
          <table:table-cell table:style-name="ce1" office:value-type="string" calcext:value-type="string">
            <text:p>Communist Party of India (Marxist-Leninist) Red Star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ackson. M. S.</text:p>
          </table:table-cell>
          <table:table-cell table:style-name="ce1" office:value-type="string" calcext:value-type="string">
            <text:p>Democratic Corruption Liberation Front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JAINTEEN. V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16810" calcext:value-type="float">
            <text:p>1681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7069" calcext:value-type="float">
            <text:p>17069</text:p>
          </table:table-cell>
          <table:table-cell table:style-name="ce1" office:value-type="float" office:value="1.63" calcext:value-type="float">
            <text:p>1.63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SAKKIMUTHU.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NOSE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thakumar.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AGOOR MEERAN PEER MOHAMED. U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EACHI MUTHU. E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AVI KUMAR.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19" calcext:value-type="float">
            <text:p>24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21" calcext:value-type="float">
            <text:p>242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EKSHMANAN. E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326" calcext:value-type="float">
            <text:p>1232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345" calcext:value-type="float">
            <text:p>12345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6088" calcext:value-type="float">
            <text:p>608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131" calcext:value-type="float">
            <text:p>6131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42625" calcext:value-type="float">
            <text:p>1042625</text:p>
          </table:table-cell>
          <table:table-cell table:style-name="ce1" office:value-type="float" office:value="5752" calcext:value-type="float">
            <text:p>5752</text:p>
          </table:table-cell>
          <table:table-cell table:style-name="ce1" office:value-type="float" office:value="1048377" calcext:value-type="float">
            <text:p>1048377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ur" table:style-name="ta16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adhiKrishnan P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59" calcext:value-type="float">
            <text:p>3059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ambidurai M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274455" calcext:value-type="float">
            <text:p>274455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275151" calcext:value-type="float">
            <text:p>275151</text:p>
          </table:table-cell>
          <table:table-cell table:style-name="ce1" office:value-type="float" office:value="24.94" calcext:value-type="float">
            <text:p>24.94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thimani S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691518" calcext:value-type="float">
            <text:p>691518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695697" calcext:value-type="float">
            <text:p>695697</text:p>
          </table:table-cell>
          <table:table-cell table:style-name="ce1" office:value-type="float" office:value="63.06" calcext:value-type="float">
            <text:p>63.06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aruppaiya R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8399" calcext:value-type="float">
            <text:p>38399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8543" calcext:value-type="float">
            <text:p>38543</text:p>
          </table:table-cell>
          <table:table-cell table:style-name="ce1" office:value-type="float" office:value="3.49" calcext:value-type="float">
            <text:p>3.49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yyal Ramasamy M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64" calcext:value-type="float">
            <text:p>1264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oharan M</text:p>
          </table:table-cell>
          <table:table-cell table:style-name="ce1" office:value-type="string" calcext:value-type="string">
            <text:p>Anaithu Makkal Puratchi Katchi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mamoorthy R</text:p>
          </table:table-cell>
          <table:table-cell table:style-name="ce1" office:value-type="string" calcext:value-type="string">
            <text:p>Ulzaipali Makkal Katchy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Joseph M A</text:p>
          </table:table-cell>
          <table:table-cell table:style-name="ce1" office:value-type="string" calcext:value-type="string">
            <text:p>Desiya Makkal Sakthi Katchi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Jothikumar J</text:p>
          </table:table-cell>
          <table:table-cell table:style-name="ce1" office:value-type="string" calcext:value-type="string">
            <text:p>Desiya Uzhavar Uzhaipalar Kazhagam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ariharan Dr R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5915" calcext:value-type="float">
            <text:p>159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5967" calcext:value-type="float">
            <text:p>15967</text:p>
          </table:table-cell>
          <table:table-cell table:style-name="ce1" office:value-type="float" office:value="1.45" calcext:value-type="float">
            <text:p>1.4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nbazhagan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nbukani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laganathan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beneezer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anagaraj R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arthi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74" calcext:value-type="float">
            <text:p>21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75" calcext:value-type="float">
            <text:p>2175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Karthikeyan B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96" calcext:value-type="float">
            <text:p>22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6" calcext:value-type="float">
            <text:p>2296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Karthikey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thishkumar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26" calcext:value-type="float">
            <text:p>1526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raswathi K</text:p>
          </table:table-cell>
          <table:table-cell table:style-name="ce1" office:value-type="string" calcext:value-type="string">
            <text:p>Indian New Congress Party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ivakumar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varaj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hangavel P S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099" calcext:value-type="float">
            <text:p>3109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139" calcext:value-type="float">
            <text:p>31139</text:p>
          </table:table-cell>
          <table:table-cell table:style-name="ce1" office:value-type="float" office:value="2.82" calcext:value-type="float">
            <text:p>2.82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asaprakash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agajothi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alanivel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abu 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itchaimuthu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rakash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rabakaran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ushpahenryraj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ahamuni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867" calcext:value-type="float">
            <text:p>28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7" calcext:value-type="float">
            <text:p>2867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Magudeeswar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Muthu K R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uthukumar 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Ravi S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amachandr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Rajalingam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Rajesh Kann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Varad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Vigneshwaran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Vinothkumar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9546" calcext:value-type="float">
            <text:p>954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603" calcext:value-type="float">
            <text:p>9603</text:p>
          </table:table-cell>
          <table:table-cell table:style-name="ce1" office:value-type="float" office:value="0.87" calcext:value-type="float">
            <text:p>0.87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97947" calcext:value-type="float">
            <text:p>1097947</text:p>
          </table:table-cell>
          <table:table-cell table:style-name="ce1" office:value-type="float" office:value="5218" calcext:value-type="float">
            <text:p>5218</text:p>
          </table:table-cell>
          <table:table-cell table:style-name="ce1" office:value-type="float" office:value="1103165" calcext:value-type="float">
            <text:p>1103165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ishnagiri" table:style-name="ta17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r.A.CHELLAKUMAR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609396" calcext:value-type="float">
            <text:p>609396</text:p>
          </table:table-cell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611298" calcext:value-type="float">
            <text:p>611298</text:p>
          </table:table-cell>
          <table:table-cell table:style-name="ce1" office:value-type="float" office:value="52.64" calcext:value-type="float">
            <text:p>52.64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.P.MUNUSAMY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453388" calcext:value-type="float">
            <text:p>453388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454533" calcext:value-type="float">
            <text:p>454533</text:p>
          </table:table-cell>
          <table:table-cell table:style-name="ce1" office:value-type="float" office:value="39.14" calcext:value-type="float">
            <text:p>39.14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DHUSOODHANAN.N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27757" calcext:value-type="float">
            <text:p>27757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float" office:value="2.41" calcext:value-type="float">
            <text:p>2.41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RI KARUNYA SUBRAHMANYAM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6895" calcext:value-type="float">
            <text:p>168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995" calcext:value-type="float">
            <text:p>16995</text:p>
          </table:table-cell>
          <table:table-cell table:style-name="ce1" office:value-type="float" office:value="1.46" calcext:value-type="float">
            <text:p>1.46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.ASLAM RAHMAN SHERIFF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JAZ.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.GANESA KUMA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850" calcext:value-type="float">
            <text:p>88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867" calcext:value-type="float">
            <text:p>8867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.V.S.GANDH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.KUPP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.KUMARES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.GOVIND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387" calcext:value-type="float">
            <text:p>53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VAPPA.Y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21" calcext:value-type="float">
            <text:p>15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AGESH.L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28" calcext:value-type="float">
            <text:p>16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9" calcext:value-type="float">
            <text:p>1629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.MEEN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.SRINIVAS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942" calcext:value-type="float">
            <text:p>59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45" calcext:value-type="float">
            <text:p>5945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9731" calcext:value-type="float">
            <text:p>1973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825" calcext:value-type="float">
            <text:p>19825</text:p>
          </table:table-cell>
          <table:table-cell table:style-name="ce1" office:value-type="float" office:value="1.71" calcext:value-type="float">
            <text:p>1.71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57793" calcext:value-type="float">
            <text:p>1157793</text:p>
          </table:table-cell>
          <table:table-cell table:style-name="ce1" office:value-type="float" office:value="3576" calcext:value-type="float">
            <text:p>3576</text:p>
          </table:table-cell>
          <table:table-cell table:style-name="ce1" office:value-type="float" office:value="1161369" calcext:value-type="float">
            <text:p>1161369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durai" table:style-name="ta18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HAVAMANI A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59" calcext:value-type="float">
            <text:p>2659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J SATYEN V.V.R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07033" calcext:value-type="float">
            <text:p>307033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307680" calcext:value-type="float">
            <text:p>307680</text:p>
          </table:table-cell>
          <table:table-cell table:style-name="ce1" office:value-type="float" office:value="30.28" calcext:value-type="float">
            <text:p>30.28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NKATESAN S</text:p>
          </table:table-cell>
          <table:table-cell table:style-name="ce1" office:value-type="string" calcext:value-type="string">
            <text:p>Communist Party of India (Marxist)</text:p>
          </table:table-cell>
          <table:table-cell table:style-name="ce1" office:value-type="float" office:value="444152" calcext:value-type="float">
            <text:p>444152</text:p>
          </table:table-cell>
          <table:table-cell table:style-name="ce1" office:value-type="float" office:value="2923" calcext:value-type="float">
            <text:p>2923</text:p>
          </table:table-cell>
          <table:table-cell table:style-name="ce1" office:value-type="float" office:value="447075" calcext:value-type="float">
            <text:p>44707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AGAR P</text:p>
          </table:table-cell>
          <table:table-cell table:style-name="ce1" office:value-type="string" calcext:value-type="string">
            <text:p>Desiya Makkal Sakthi Katchi</text:p>
          </table:table-cell>
          <table:table-cell table:style-name="ce1" office:value-type="float" office:value="2637" calcext:value-type="float">
            <text:p>263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44" calcext:value-type="float">
            <text:p>2644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AGAR M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84842" calcext:value-type="float">
            <text:p>84842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5048" calcext:value-type="float">
            <text:p>85048</text:p>
          </table:table-cell>
          <table:table-cell table:style-name="ce1" office:value-type="float" office:value="8.37" calcext:value-type="float">
            <text:p>8.3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NDIAMMAL J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42721" calcext:value-type="float">
            <text:p>4272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2901" calcext:value-type="float">
            <text:p>42901</text:p>
          </table:table-cell>
          <table:table-cell table:style-name="ce1" office:value-type="float" office:value="4.22" calcext:value-type="float">
            <text:p>4.22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YALAGAN N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NADURAI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AMASAMY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OPALAKRISHNAN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OPALAKRISHN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14" calcext:value-type="float">
            <text:p>19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16" calcext:value-type="float">
            <text:p>191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HANMUGHAM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AVID ANNADURAI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5318" calcext:value-type="float">
            <text:p>8531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5747" calcext:value-type="float">
            <text:p>85747</text:p>
          </table:table-cell>
          <table:table-cell table:style-name="ce1" office:value-type="float" office:value="8.44" calcext:value-type="float">
            <text:p>8.44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HARMAR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42" calcext:value-type="float">
            <text:p>18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AGA JOTHI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SUMPON PANDIAN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71" calcext:value-type="float">
            <text:p>22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72" calcext:value-type="float">
            <text:p>2272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ALACHANDRAN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ALPANDI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621" calcext:value-type="float">
            <text:p>26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21" calcext:value-type="float">
            <text:p>2621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ITTO JAI SINGH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OMINATH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OOMI RAJ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UTHUKUMAR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OHAN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AMESH K.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ENKATES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VENKATESWARAN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HOBANA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33" calcext:value-type="float">
            <text:p>31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43" calcext:value-type="float">
            <text:p>3143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6111" calcext:value-type="float">
            <text:p>1611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87" calcext:value-type="float">
            <text:p>16187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11500" calcext:value-type="float">
            <text:p>1011500</text:p>
          </table:table-cell>
          <table:table-cell table:style-name="ce1" office:value-type="float" office:value="4526" calcext:value-type="float">
            <text:p>4526</text:p>
          </table:table-cell>
          <table:table-cell table:style-name="ce1" office:value-type="float" office:value="1016026" calcext:value-type="float">
            <text:p>1016026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iladuthurai" table:style-name="ta19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AIMANI. S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37448" calcext:value-type="float">
            <text:p>33744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37978" calcext:value-type="float">
            <text:p>337978</text:p>
          </table:table-cell>
          <table:table-cell table:style-name="ce1" office:value-type="float" office:value="30.8" calcext:value-type="float">
            <text:p>30.8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MALINGAM. S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95845" calcext:value-type="float">
            <text:p>595845</text:p>
          </table:table-cell>
          <table:table-cell table:style-name="ce1" office:value-type="float" office:value="3447" calcext:value-type="float">
            <text:p>3447</text:p>
          </table:table-cell>
          <table:table-cell table:style-name="ce1" office:value-type="float" office:value="599292" calcext:value-type="float">
            <text:p>599292</text:p>
          </table:table-cell>
          <table:table-cell table:style-name="ce1" office:value-type="float" office:value="54.62" calcext:value-type="float">
            <text:p>54.62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ALYANA SUNDARAM. N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173" calcext:value-type="float">
            <text:p>317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83" calcext:value-type="float">
            <text:p>3183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BHASHINI. K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40929" calcext:value-type="float">
            <text:p>4092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1056" calcext:value-type="float">
            <text:p>41056</text:p>
          </table:table-cell>
          <table:table-cell table:style-name="ce1" office:value-type="float" office:value="3.74" calcext:value-type="float">
            <text:p>3.74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FAYUDEEN. M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6954" calcext:value-type="float">
            <text:p>169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7005" calcext:value-type="float">
            <text:p>17005</text:p>
          </table:table-cell>
          <table:table-cell table:style-name="ce1" office:value-type="float" office:value="1.55" calcext:value-type="float">
            <text:p>1.55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ABEEB MOHAMED. U</text:p>
          </table:table-cell>
          <table:table-cell table:style-name="ce1" office:value-type="string" calcext:value-type="string">
            <text:p>All Pensioner’s Party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NNADURAI.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BDUL BASEET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AVAAZHI.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ANNAPIRAN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ANNAN.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RITHIVASAN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HANMUGAM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MIDURAI. E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RINIVASAN.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58" calcext:value-type="float">
            <text:p>2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8" calcext:value-type="float">
            <text:p>2158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UGUMARAN.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73" calcext:value-type="float">
            <text:p>24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73" calcext:value-type="float">
            <text:p>2473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UBRAMANIAN.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92" calcext:value-type="float">
            <text:p>31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92" calcext:value-type="float">
            <text:p>3192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ENTHAMIZHAN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8928" calcext:value-type="float">
            <text:p>6892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69030" calcext:value-type="float">
            <text:p>69030</text:p>
          </table:table-cell>
          <table:table-cell table:style-name="ce1" office:value-type="float" office:value="6.29" calcext:value-type="float">
            <text:p>6.29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HIRUGNANASAMBANDAM. D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HIRUNAVUKKARASU.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APPUR DHAKSHINAMOORTHY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EVADOS.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AJASEKAR.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35" calcext:value-type="float">
            <text:p>13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7" calcext:value-type="float">
            <text:p>1337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AJA.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AJESH.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VANIDHAS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VILVANATHAN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8191" calcext:value-type="float">
            <text:p>819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231" calcext:value-type="float">
            <text:p>8231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92917" calcext:value-type="float">
            <text:p>1092917</text:p>
          </table:table-cell>
          <table:table-cell table:style-name="ce1" office:value-type="float" office:value="4326" calcext:value-type="float">
            <text:p>4326</text:p>
          </table:table-cell>
          <table:table-cell table:style-name="ce1" office:value-type="float" office:value="1097243" calcext:value-type="float">
            <text:p>1097243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gapattinam" table:style-name="ta20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ITHA V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5399" calcext:value-type="float">
            <text:p>539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12" calcext:value-type="float">
            <text:p>5412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RAVANAN M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11014" calcext:value-type="float">
            <text:p>311014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311539" calcext:value-type="float">
            <text:p>311539</text:p>
          </table:table-cell>
          <table:table-cell table:style-name="ce1" office:value-type="float" office:value="31.09" calcext:value-type="float">
            <text:p>31.09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VARAJ M</text:p>
          </table:table-cell>
          <table:table-cell table:style-name="ce1" office:value-type="string" calcext:value-type="string">
            <text:p>Communist Party of India</text:p>
          </table:table-cell>
          <table:table-cell table:style-name="ce1" office:value-type="float" office:value="519596" calcext:value-type="float">
            <text:p>519596</text:p>
          </table:table-cell>
          <table:table-cell table:style-name="ce1" office:value-type="float" office:value="3296" calcext:value-type="float">
            <text:p>3296</text:p>
          </table:table-cell>
          <table:table-cell table:style-name="ce1" office:value-type="float" office:value="522892" calcext:value-type="float">
            <text:p>522892</text:p>
          </table:table-cell>
          <table:table-cell table:style-name="ce1" office:value-type="float" office:value="52.17" calcext:value-type="float">
            <text:p>52.17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MBIKAPATHI D</text:p>
          </table:table-cell>
          <table:table-cell table:style-name="ce1" office:value-type="string" calcext:value-type="string">
            <text:p>Makkal Sananayaga Kudiyarasu Katchi,</text:p>
          </table:table-cell>
          <table:table-cell table:style-name="ce1" office:value-type="float" office:value="2904" calcext:value-type="float">
            <text:p>29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06" calcext:value-type="float">
            <text:p>2906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URUVIAH K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4410" calcext:value-type="float">
            <text:p>144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4503" calcext:value-type="float">
            <text:p>14503</text:p>
          </table:table-cell>
          <table:table-cell table:style-name="ce1" office:value-type="float" office:value="1.45" calcext:value-type="float">
            <text:p>1.45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LATHI P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51207" calcext:value-type="float">
            <text:p>51207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51448" calcext:value-type="float">
            <text:p>51448</text:p>
          </table:table-cell>
          <table:table-cell table:style-name="ce1" office:value-type="float" office:value="5.13" calcext:value-type="float">
            <text:p>5.1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EDARETHINAM G</text:p>
          </table:table-cell>
          <table:table-cell table:style-name="ce1" office:value-type="string" calcext:value-type="string">
            <text:p>Anti Corruption Dynamic Party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JAYALAKSHMI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MPATH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84" calcext:value-type="float">
            <text:p>16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86" calcext:value-type="float">
            <text:p>1686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MBATHKUMAR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IVAKUMAR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ENGODI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0177" calcext:value-type="float">
            <text:p>7017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0307" calcext:value-type="float">
            <text:p>70307</text:p>
          </table:table-cell>
          <table:table-cell table:style-name="ce1" office:value-type="float" office:value="7.02" calcext:value-type="float">
            <text:p>7.02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OUNDARARAJ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M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17" calcext:value-type="float">
            <text:p>31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18" calcext:value-type="float">
            <text:p>3118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JAGADEESH J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396" calcext:value-type="float">
            <text:p>23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02" calcext:value-type="float">
            <text:p>2402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9413" calcext:value-type="float">
            <text:p>94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63" calcext:value-type="float">
            <text:p>9463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997843" calcext:value-type="float">
            <text:p>997843</text:p>
          </table:table-cell>
          <table:table-cell table:style-name="ce1" office:value-type="float" office:value="4365" calcext:value-type="float">
            <text:p>4365</text:p>
          </table:table-cell>
          <table:table-cell table:style-name="ce1" office:value-type="float" office:value="1002208" calcext:value-type="float">
            <text:p>1002208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makkal" table:style-name="ta21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ALIAPPAN P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60541" calcext:value-type="float">
            <text:p>360541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361142" calcext:value-type="float">
            <text:p>361142</text:p>
          </table:table-cell>
          <table:table-cell table:style-name="ce1" office:value-type="float" office:value="31.85" calcext:value-type="float">
            <text:p>31.85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NRAJ A.K.P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623370" calcext:value-type="float">
            <text:p>623370</text:p>
          </table:table-cell>
          <table:table-cell table:style-name="ce1" office:value-type="float" office:value="2923" calcext:value-type="float">
            <text:p>2923</text:p>
          </table:table-cell>
          <table:table-cell table:style-name="ce1" office:value-type="float" office:value="626293" calcext:value-type="float">
            <text:p>626293</text:p>
          </table:table-cell>
          <table:table-cell table:style-name="ce1" office:value-type="float" office:value="55.24" calcext:value-type="float">
            <text:p>55.24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MAN V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576" calcext:value-type="float">
            <text:p>35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79" calcext:value-type="float">
            <text:p>3579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MESH T</text:p>
          </table:table-cell>
          <table:table-cell table:style-name="ce1" office:value-type="string" calcext:value-type="string">
            <text:p>Ahimsa Socialist Party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NTHILMURUGAN S</text:p>
          </table:table-cell>
          <table:table-cell table:style-name="ce1" office:value-type="string" calcext:value-type="string">
            <text:p>Desiya Makkal Sakthi Katchi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ANGAVELU R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30842" calcext:value-type="float">
            <text:p>3084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0947" calcext:value-type="float">
            <text:p>30947</text:p>
          </table:table-cell>
          <table:table-cell table:style-name="ce1" office:value-type="float" office:value="2.73" calcext:value-type="float">
            <text:p>2.7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ASKAR B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8394" calcext:value-type="float">
            <text:p>3839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8531" calcext:value-type="float">
            <text:p>38531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NICKAM S</text:p>
          </table:table-cell>
          <table:table-cell table:style-name="ce1" office:value-type="string" calcext:value-type="string">
            <text:p>Ulzaipali Makkal Katchy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UTHUSAMY M.P.</text:p>
          </table:table-cell>
          <table:table-cell table:style-name="ce1" office:value-type="string" calcext:value-type="string">
            <text:p>Ganasangam Party of India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UMUGAM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MASAMY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66" calcext:value-type="float">
            <text:p>18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8" calcext:value-type="float">
            <text:p>1868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AMASAMY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ALIYAPP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18" calcext:value-type="float">
            <text:p>18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ALIAPPAN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ALIAPPAN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632" calcext:value-type="float">
            <text:p>26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2" calcext:value-type="float">
            <text:p>2632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KTHIYVEL N.K.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98" calcext:value-type="float">
            <text:p>4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98" calcext:value-type="float">
            <text:p>4398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KTHIVEL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543" calcext:value-type="float">
            <text:p>25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44" calcext:value-type="float">
            <text:p>2544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RAVANAVEL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933" calcext:value-type="float">
            <text:p>29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MINATHAN P.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3319" calcext:value-type="float">
            <text:p>233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347" calcext:value-type="float">
            <text:p>23347</text:p>
          </table:table-cell>
          <table:table-cell table:style-name="ce1" office:value-type="float" office:value="2.06" calcext:value-type="float">
            <text:p>2.06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VARAJEE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LADURAI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VARAJ K.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HO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TARAJ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62" calcext:value-type="float">
            <text:p>2362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ALLATHAMBI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RABHU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AMESH T.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INOTHKUMAR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853" calcext:value-type="float">
            <text:p>48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57" calcext:value-type="float">
            <text:p>4857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VIJAYAKARTHIKEYAN B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5007" calcext:value-type="float">
            <text:p>1500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073" calcext:value-type="float">
            <text:p>15073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29890" calcext:value-type="float">
            <text:p>1129890</text:p>
          </table:table-cell>
          <table:table-cell table:style-name="ce1" office:value-type="float" office:value="3884" calcext:value-type="float">
            <text:p>3884</text:p>
          </table:table-cell>
          <table:table-cell table:style-name="ce1" office:value-type="float" office:value="1133774" calcext:value-type="float">
            <text:p>1133774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giris" table:style-name="ta2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HOK KUMAR, R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4082" calcext:value-type="float">
            <text:p>40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88" calcext:value-type="float">
            <text:p>4088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JA, A.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45463" calcext:value-type="float">
            <text:p>545463</text:p>
          </table:table-cell>
          <table:table-cell table:style-name="ce1" office:value-type="float" office:value="2369" calcext:value-type="float">
            <text:p>2369</text:p>
          </table:table-cell>
          <table:table-cell table:style-name="ce1" office:value-type="float" office:value="547832" calcext:value-type="float">
            <text:p>547832</text:p>
          </table:table-cell>
          <table:table-cell table:style-name="ce1" office:value-type="float" office:value="54.2" calcext:value-type="float">
            <text:p>54.2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IYAGARAJAN, M.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41649" calcext:value-type="float">
            <text:p>34164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42009" calcext:value-type="float">
            <text:p>342009</text:p>
          </table:table-cell>
          <table:table-cell table:style-name="ce1" office:value-type="float" office:value="33.84" calcext:value-type="float">
            <text:p>33.84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JENTHIRAN, N.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41055" calcext:value-type="float">
            <text:p>4105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1169" calcext:value-type="float">
            <text:p>41169</text:p>
          </table:table-cell>
          <table:table-cell table:style-name="ce1" office:value-type="float" office:value="4.07" calcext:value-type="float">
            <text:p>4.07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UMUKAM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19" calcext:value-type="float">
            <text:p>16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21" calcext:value-type="float">
            <text:p>1621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MASWAMY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0392" calcext:value-type="float">
            <text:p>4039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419" calcext:value-type="float">
            <text:p>4041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BRAMANI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219" calcext:value-type="float">
            <text:p>52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29" calcext:value-type="float">
            <text:p>5229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AGARAJAN, 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99" calcext:value-type="float">
            <text:p>21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9" calcext:value-type="float">
            <text:p>2199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AJARATHINAM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746" calcext:value-type="float">
            <text:p>4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47" calcext:value-type="float">
            <text:p>4747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AJA,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254" calcext:value-type="float">
            <text:p>32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57" calcext:value-type="float">
            <text:p>3257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8096" calcext:value-type="float">
            <text:p>1809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8149" calcext:value-type="float">
            <text:p>18149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07774" calcext:value-type="float">
            <text:p>1007774</text:p>
          </table:table-cell>
          <table:table-cell table:style-name="ce1" office:value-type="float" office:value="2945" calcext:value-type="float">
            <text:p>2945</text:p>
          </table:table-cell>
          <table:table-cell table:style-name="ce1" office:value-type="float" office:value="1010719" calcext:value-type="float">
            <text:p>1010719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ambalur" table:style-name="ta23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VAPATHY, N.R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279439" calcext:value-type="float">
            <text:p>279439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280179" calcext:value-type="float">
            <text:p>280179</text:p>
          </table:table-cell>
          <table:table-cell table:style-name="ce1" office:value-type="float" office:value="25.41" calcext:value-type="float">
            <text:p>25.41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.PAARIVENDHAR, T. R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677005" calcext:value-type="float">
            <text:p>677005</text:p>
          </table:table-cell>
          <table:table-cell table:style-name="ce1" office:value-type="float" office:value="6692" calcext:value-type="float">
            <text:p>6692</text:p>
          </table:table-cell>
          <table:table-cell table:style-name="ce1" office:value-type="float" office:value="683697" calcext:value-type="float">
            <text:p>68369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THULAKSHMI, R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586" calcext:value-type="float">
            <text:p>4586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HANTHI, K.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53229" calcext:value-type="float">
            <text:p>53229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53545" calcext:value-type="float">
            <text:p>53545</text:p>
          </table:table-cell>
          <table:table-cell table:style-name="ce1" office:value-type="float" office:value="4.86" calcext:value-type="float">
            <text:p>4.86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nthilvel, A.</text:p>
          </table:table-cell>
          <table:table-cell table:style-name="ce1" office:value-type="string" calcext:value-type="string">
            <text:p>Ulzaipali Makkal Katchy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JASEKARAN, M.</text:p>
          </table:table-cell>
          <table:table-cell table:style-name="ce1" office:value-type="string" calcext:value-type="string">
            <text:p>Ezhuchi Tamilargal Munnetra Kazhagam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NOTHKUMAR, S.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7" calcext:value-type="float">
            <text:p>1617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NADURAI, V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ANDRAJ, B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AJASEKARAN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5489" calcext:value-type="float">
            <text:p>4548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5591" calcext:value-type="float">
            <text:p>45591</text:p>
          </table:table-cell>
          <table:table-cell table:style-name="ce1" office:value-type="float" office:value="4.13" calcext:value-type="float">
            <text:p>4.13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THAMASELVAN, N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ARUPPAIYA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BABATHI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URESH,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85" calcext:value-type="float">
            <text:p>1385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CHAMUTHU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URUGAN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11" calcext:value-type="float">
            <text:p>43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13" calcext:value-type="float">
            <text:p>4313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AJASEKARAN, T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55" calcext:value-type="float">
            <text:p>24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5" calcext:value-type="float">
            <text:p>2455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VINCENT MELBONE, J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71" calcext:value-type="float">
            <text:p>3171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JAVEED HUSSAIN, T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1219" calcext:value-type="float">
            <text:p>1121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325" calcext:value-type="float">
            <text:p>11325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94754" calcext:value-type="float">
            <text:p>1094754</text:p>
          </table:table-cell>
          <table:table-cell table:style-name="ce1" office:value-type="float" office:value="8013" calcext:value-type="float">
            <text:p>8013</text:p>
          </table:table-cell>
          <table:table-cell table:style-name="ce1" office:value-type="float" office:value="1102767" calcext:value-type="float">
            <text:p>1102767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lachi" table:style-name="ta2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ESHA MOORTHY. A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177" calcext:value-type="float">
            <text:p>31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87" calcext:value-type="float">
            <text:p>3187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ANMUGA SUNDARAM. K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50905" calcext:value-type="float">
            <text:p>550905</text:p>
          </table:table-cell>
          <table:table-cell table:style-name="ce1" office:value-type="float" office:value="3325" calcext:value-type="float">
            <text:p>3325</text:p>
          </table:table-cell>
          <table:table-cell table:style-name="ce1" office:value-type="float" office:value="554230" calcext:value-type="float">
            <text:p>554230</text:p>
          </table:table-cell>
          <table:table-cell table:style-name="ce1" office:value-type="float" office:value="51.23" calcext:value-type="float">
            <text:p>51.23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HENDRAN. C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77546" calcext:value-type="float">
            <text:p>377546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378347" calcext:value-type="float">
            <text:p>378347</text:p>
          </table:table-cell>
          <table:table-cell table:style-name="ce1" office:value-type="float" office:value="34.97" calcext:value-type="float">
            <text:p>34.97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UJA. U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1399" calcext:value-type="float">
            <text:p>3139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1483" calcext:value-type="float">
            <text:p>31483</text:p>
          </table:table-cell>
          <table:table-cell table:style-name="ce1" office:value-type="float" office:value="2.91" calcext:value-type="float">
            <text:p>2.91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OKAMBIKA. R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59545" calcext:value-type="float">
            <text:p>59545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59693" calcext:value-type="float">
            <text:p>59693</text:p>
          </table:table-cell>
          <table:table-cell table:style-name="ce1" office:value-type="float" office:value="5.52" calcext:value-type="float">
            <text:p>5.52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NSARI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ANMUGA SUNDARAM. K.N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HANMUGA SUNDARAM.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LAJI. 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NICKAVEL. 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UTHUKUMAR. 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UTHUKUMAR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6631" calcext:value-type="float">
            <text:p>266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663" calcext:value-type="float">
            <text:p>26663</text:p>
          </table:table-cell>
          <table:table-cell table:style-name="ce1" office:value-type="float" office:value="2.46" calcext:value-type="float">
            <text:p>2.46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AMASAMY.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734" calcext:value-type="float">
            <text:p>27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37" calcext:value-type="float">
            <text:p>2737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AJENDHIRAN. R.G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245" calcext:value-type="float">
            <text:p>5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7" calcext:value-type="float">
            <text:p>5247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5068" calcext:value-type="float">
            <text:p>1506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110" calcext:value-type="float">
            <text:p>15110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77420" calcext:value-type="float">
            <text:p>1077420</text:p>
          </table:table-cell>
          <table:table-cell table:style-name="ce1" office:value-type="float" office:value="4455" calcext:value-type="float">
            <text:p>4455</text:p>
          </table:table-cell>
          <table:table-cell table:style-name="ce1" office:value-type="float" office:value="1081875" calcext:value-type="float">
            <text:p>1081875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manathapuram" table:style-name="ta25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INAR NAGENTHRAN</text:p>
          </table:table-cell>
          <table:table-cell table:style-name="ce1" office:value-type="string" calcext:value-type="string">
            <text:p>Bharatiya Janata Party</text:p>
          </table:table-cell>
          <table:table-cell table:style-name="ce1" office:value-type="float" office:value="341304" calcext:value-type="float">
            <text:p>341304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342821" calcext:value-type="float">
            <text:p>342821</text:p>
          </table:table-cell>
          <table:table-cell table:style-name="ce1" office:value-type="float" office:value="32.16" calcext:value-type="float">
            <text:p>32.16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. PANCHATCHARAM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659" calcext:value-type="float">
            <text:p>365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81" calcext:value-type="float">
            <text:p>3681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. KESAV YADAV</text:p>
          </table:table-cell>
          <table:table-cell table:style-name="ce1" office:value-type="string" calcext:value-type="string">
            <text:p>Purvanchal Janta Party (Secular)</text:p>
          </table:table-cell>
          <table:table-cell table:style-name="ce1" office:value-type="float" office:value="2875" calcext:value-type="float">
            <text:p>28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83" calcext:value-type="float">
            <text:p>2883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. NAVASKANI</text:p>
          </table:table-cell>
          <table:table-cell table:style-name="ce1" office:value-type="string" calcext:value-type="string">
            <text:p>Indian Union Muslim League</text:p>
          </table:table-cell>
          <table:table-cell table:style-name="ce1" office:value-type="float" office:value="467585" calcext:value-type="float">
            <text:p>467585</text:p>
          </table:table-cell>
          <table:table-cell table:style-name="ce1" office:value-type="float" office:value="2358" calcext:value-type="float">
            <text:p>2358</text:p>
          </table:table-cell>
          <table:table-cell table:style-name="ce1" office:value-type="float" office:value="469943" calcext:value-type="float">
            <text:p>469943</text:p>
          </table:table-cell>
          <table:table-cell table:style-name="ce1" office:value-type="float" office:value="44.08" calcext:value-type="float">
            <text:p>44.08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. BHUVANESWARI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46125" calcext:value-type="float">
            <text:p>46125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6385" calcext:value-type="float">
            <text:p>46385</text:p>
          </table:table-cell>
          <table:table-cell table:style-name="ce1" office:value-type="float" office:value="4.35" calcext:value-type="float">
            <text:p>4.35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. LOGANATHAN</text:p>
          </table:table-cell>
          <table:table-cell table:style-name="ce1" office:value-type="string" calcext:value-type="string">
            <text:p>Pragatishil Samajwadi Party (Lohia)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77" calcext:value-type="float">
            <text:p>187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JAYA BASKAR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4802" calcext:value-type="float">
            <text:p>1480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4925" calcext:value-type="float">
            <text:p>14925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SAN ALI.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LLA PICHA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ANDARAJ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. ANANT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714" calcext:value-type="float">
            <text:p>47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21" calcext:value-type="float">
            <text:p>4721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.D.N. ANANDH. B.E.,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1195" calcext:value-type="float">
            <text:p>141195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141806" calcext:value-type="float">
            <text:p>141806</text:p>
          </table:table-cell>
          <table:table-cell table:style-name="ce1" office:value-type="float" office:value="13.3" calcext:value-type="float">
            <text:p>13.3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. KATHIRAV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ARUPPASAMY.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77" calcext:value-type="float">
            <text:p>22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. KRISHNARAJ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. KURUNTHAPP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595" calcext:value-type="float">
            <text:p>45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96" calcext:value-type="float">
            <text:p>4596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EVA SITHAM. 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178" calcext:value-type="float">
            <text:p>41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99" calcext:value-type="float">
            <text:p>4199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RABHAKARAN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. MOHAMED ALI JINNA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AJANIKANTH AGAMUDAIYA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536" calcext:value-type="float">
            <text:p>35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V. VINAYAGAMOORTHY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67" calcext:value-type="float">
            <text:p>13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7" calcext:value-type="float">
            <text:p>1367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JAWAHIRALI. 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96" calcext:value-type="float">
            <text:p>2296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JEYAPANDIAN.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7536" calcext:value-type="float">
            <text:p>753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595" calcext:value-type="float">
            <text:p>7595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61124" calcext:value-type="float">
            <text:p>1061124</text:p>
          </table:table-cell>
          <table:table-cell table:style-name="ce1" office:value-type="float" office:value="5022" calcext:value-type="float">
            <text:p>5022</text:p>
          </table:table-cell>
          <table:table-cell table:style-name="ce1" office:value-type="float" office:value="1066146" calcext:value-type="float">
            <text:p>1066146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m" table:style-name="ta26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DAIYAN.M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43" calcext:value-type="float">
            <text:p>3543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RAVANAN.K.R.S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458118" calcext:value-type="float">
            <text:p>458118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459376" calcext:value-type="float">
            <text:p>459376</text:p>
          </table:table-cell>
          <table:table-cell table:style-name="ce1" office:value-type="float" office:value="36.59" calcext:value-type="float">
            <text:p>36.59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HIBAN.S.R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602453" calcext:value-type="float">
            <text:p>602453</text:p>
          </table:table-cell>
          <table:table-cell table:style-name="ce1" office:value-type="float" office:value="3849" calcext:value-type="float">
            <text:p>3849</text:p>
          </table:table-cell>
          <table:table-cell table:style-name="ce1" office:value-type="float" office:value="606302" calcext:value-type="float">
            <text:p>606302</text:p>
          </table:table-cell>
          <table:table-cell table:style-name="ce1" office:value-type="float" office:value="48.29" calcext:value-type="float">
            <text:p>48.29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LAMBARASAN.C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4561" calcext:value-type="float">
            <text:p>4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63" calcext:value-type="float">
            <text:p>4563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ABHU MANIKANDAN.M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58472" calcext:value-type="float">
            <text:p>5847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8662" calcext:value-type="float">
            <text:p>58662</text:p>
          </table:table-cell>
          <table:table-cell table:style-name="ce1" office:value-type="float" office:value="4.67" calcext:value-type="float">
            <text:p>4.6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OHAN.P</text:p>
          </table:table-cell>
          <table:table-cell table:style-name="ce1" office:value-type="string" calcext:value-type="string">
            <text:p>SOCIALIST UNITY CENTRE OF INDIA (COMMUNIST)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SA.A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33741" calcext:value-type="float">
            <text:p>33741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3890" calcext:value-type="float">
            <text:p>33890</text:p>
          </table:table-cell>
          <table:table-cell table:style-name="ce1" office:value-type="float" office:value="2.7" calcext:value-type="float">
            <text:p>2.7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HAMED SHAHJAHAN.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67" calcext:value-type="float">
            <text:p>13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ALAIMANNAN.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VARAMAN.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268" calcext:value-type="float">
            <text:p>42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73" calcext:value-type="float">
            <text:p>4273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URULIVEL.N.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ELVAM.S.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2252" calcext:value-type="float">
            <text:p>5225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2332" calcext:value-type="float">
            <text:p>52332</text:p>
          </table:table-cell>
          <table:table-cell table:style-name="ce1" office:value-type="float" office:value="4.17" calcext:value-type="float">
            <text:p>4.17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MILARASAN.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ATARAJAN.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79" calcext:value-type="float">
            <text:p>167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RAVINA.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ANIMARAN.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ADESWARAN.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URTHY KAMARAJAR.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65" calcext:value-type="float">
            <text:p>1465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AVI.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AMACHANDRAN.K.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AJA.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HARIHARAN.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6998" calcext:value-type="float">
            <text:p>1699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7130" calcext:value-type="float">
            <text:p>17130</text:p>
          </table:table-cell>
          <table:table-cell table:style-name="ce1" office:value-type="float" office:value="1.36" calcext:value-type="float">
            <text:p>1.36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249755" calcext:value-type="float">
            <text:p>1249755</text:p>
          </table:table-cell>
          <table:table-cell table:style-name="ce1" office:value-type="float" office:value="5704" calcext:value-type="float">
            <text:p>5704</text:p>
          </table:table-cell>
          <table:table-cell table:style-name="ce1" office:value-type="float" office:value="1255459" calcext:value-type="float">
            <text:p>1255459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vaganga" table:style-name="ta27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ARTI P CHIDAMBARAM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564002" calcext:value-type="float">
            <text:p>564002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float" office:value="566104" calcext:value-type="float">
            <text:p>566104</text:p>
          </table:table-cell>
          <table:table-cell table:style-name="ce1" office:value-type="float" office:value="52.2" calcext:value-type="float">
            <text:p>52.2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RAVANAN.K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5068" calcext:value-type="float">
            <text:p>506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79" calcext:value-type="float">
            <text:p>5079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.RAJA</text:p>
          </table:table-cell>
          <table:table-cell table:style-name="ce1" office:value-type="string" calcext:value-type="string">
            <text:p>Bharatiya Janata Party</text:p>
          </table:table-cell>
          <table:table-cell table:style-name="ce1" office:value-type="float" office:value="233295" calcext:value-type="float">
            <text:p>233295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33860" calcext:value-type="float">
            <text:p>233860</text:p>
          </table:table-cell>
          <table:table-cell table:style-name="ce1" office:value-type="float" office:value="21.56" calcext:value-type="float">
            <text:p>21.56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.SAKTHI PRIYA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71991" calcext:value-type="float">
            <text:p>71991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2240" calcext:value-type="float">
            <text:p>72240</text:p>
          </table:table-cell>
          <table:table-cell table:style-name="ce1" office:value-type="float" office:value="6.66" calcext:value-type="float">
            <text:p>6.66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AVINGNAR SNEKAN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22846" calcext:value-type="float">
            <text:p>2284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2931" calcext:value-type="float">
            <text:p>22931</text:p>
          </table:table-cell>
          <table:table-cell table:style-name="ce1" office:value-type="float" office:value="2.11" calcext:value-type="float">
            <text:p>2.11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IMALAM THIAGI.SUBRAMANIAN MUTHURAJA</text:p>
          </table:table-cell>
          <table:table-cell table:style-name="ce1" office:value-type="string" calcext:value-type="string">
            <text:p>Agila India Makkal Kazhagam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.PRABHAKARAN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.VELLADURAI</text:p>
          </table:table-cell>
          <table:table-cell table:style-name="ce1" office:value-type="string" calcext:value-type="string">
            <text:p>Ezhuchi Tamilargal Munnetra Kazhagam</text:p>
          </table:table-cell>
          <table:table-cell table:style-name="ce1" office:value-type="float" office:value="2552" calcext:value-type="float">
            <text:p>25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.ANTONY SESU RAJ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.KASINATH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86" calcext:value-type="float">
            <text:p>17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.KARTHIC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.SARAVA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7" calcext:value-type="float">
            <text:p>2097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INGADURAI.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966" calcext:value-type="float">
            <text:p>396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76" calcext:value-type="float">
            <text:p>397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.CHIDAMBARA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.CHINNAIA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NTHAMILSELVI.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449" calcext:value-type="float">
            <text:p>34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53" calcext:value-type="float">
            <text:p>34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ENTHIL KUMAR.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K.CHELLAKKANNU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951" calcext:value-type="float">
            <text:p>39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52" calcext:value-type="float">
            <text:p>3952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.SELVARAJ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83" calcext:value-type="float">
            <text:p>24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5" calcext:value-type="float">
            <text:p>2485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.NATARAJ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V.PAND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2325" calcext:value-type="float">
            <text:p>122325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22534" calcext:value-type="float">
            <text:p>122534</text:p>
          </table:table-cell>
          <table:table-cell table:style-name="ce1" office:value-type="float" office:value="11.3" calcext:value-type="float">
            <text:p>11.3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.MOHAMMED RABEE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41" calcext:value-type="float">
            <text:p>1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1" calcext:value-type="float">
            <text:p>1441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.RADHA KRISH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.RAJASEKA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.RAJ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866" calcext:value-type="float">
            <text:p>28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69" calcext:value-type="float">
            <text:p>2869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.RAJENDHI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159" calcext:value-type="float">
            <text:p>1115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167" calcext:value-type="float">
            <text:p>11167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9255" calcext:value-type="float">
            <text:p>92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283" calcext:value-type="float">
            <text:p>9283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81167" calcext:value-type="float">
            <text:p>1081167</text:p>
          </table:table-cell>
          <table:table-cell table:style-name="ce1" office:value-type="float" office:value="3301" calcext:value-type="float">
            <text:p>3301</text:p>
          </table:table-cell>
          <table:table-cell table:style-name="ce1" office:value-type="float" office:value="1084468" calcext:value-type="float">
            <text:p>1084468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iperumbudur" table:style-name="ta28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ony.M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6793" calcext:value-type="float">
            <text:p>679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808" calcext:value-type="float">
            <text:p>6808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alu.T.R.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790750" calcext:value-type="float">
            <text:p>790750</text:p>
          </table:table-cell>
          <table:table-cell table:style-name="ce1" office:value-type="float" office:value="2531" calcext:value-type="float">
            <text:p>2531</text:p>
          </table:table-cell>
          <table:table-cell table:style-name="ce1" office:value-type="float" office:value="793281" calcext:value-type="float">
            <text:p>793281</text:p>
          </table:table-cell>
          <table:table-cell table:style-name="ce1" office:value-type="float" office:value="56.39" calcext:value-type="float">
            <text:p>56.39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dwin Shadrach S R</text:p>
          </table:table-cell>
          <table:table-cell table:style-name="ce1" office:value-type="string" calcext:value-type="string">
            <text:p>Tamizhaga Murpokku Makkal Katchi</text:p>
          </table:table-cell>
          <table:table-cell table:style-name="ce1" office:value-type="float" office:value="3598" calcext:value-type="float">
            <text:p>35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99" calcext:value-type="float">
            <text:p>3599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lanivel.K</text:p>
          </table:table-cell>
          <table:table-cell table:style-name="ce1" office:value-type="string" calcext:value-type="string">
            <text:p>Communist Party of India (Marxist-Leninist) (Liberation)</text:p>
          </table:table-cell>
          <table:table-cell table:style-name="ce1" office:value-type="float" office:value="2611" calcext:value-type="float">
            <text:p>26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hendran.H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84855" calcext:value-type="float">
            <text:p>8485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4979" calcext:value-type="float">
            <text:p>84979</text:p>
          </table:table-cell>
          <table:table-cell table:style-name="ce1" office:value-type="float" office:value="6.04" calcext:value-type="float">
            <text:p>6.04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jasekaran S</text:p>
          </table:table-cell>
          <table:table-cell table:style-name="ce1" office:value-type="string" calcext:value-type="string">
            <text:p>Anti Corruption Dynamic Party</text:p>
          </table:table-cell>
          <table:table-cell table:style-name="ce1" office:value-type="float" office:value="13740" calcext:value-type="float">
            <text:p>137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746" calcext:value-type="float">
            <text:p>13746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aithilingam A</text:p>
          </table:table-cell>
          <table:table-cell table:style-name="ce1" office:value-type="string" calcext:value-type="string">
            <text:p>Pattali Makkal Katchi</text:p>
          </table:table-cell>
          <table:table-cell table:style-name="ce1" office:value-type="float" office:value="284673" calcext:value-type="float">
            <text:p>284673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285326" calcext:value-type="float">
            <text:p>285326</text:p>
          </table:table-cell>
          <table:table-cell table:style-name="ce1" office:value-type="float" office:value="20.28" calcext:value-type="float">
            <text:p>20.28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ridhar M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35383" calcext:value-type="float">
            <text:p>13538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35525" calcext:value-type="float">
            <text:p>135525</text:p>
          </table:table-cell>
          <table:table-cell table:style-name="ce1" office:value-type="float" office:value="9.63" calcext:value-type="float">
            <text:p>9.63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antharaman R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yodhi L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046" calcext:value-type="float">
            <text:p>40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Indian.P.N.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sikumar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ingarajan S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mbaram Narayanan 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1446" calcext:value-type="float">
            <text:p>414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497" calcext:value-type="float">
            <text:p>41497</text:p>
          </table:table-cell>
          <table:table-cell table:style-name="ce1" office:value-type="float" office:value="2.95" calcext:value-type="float">
            <text:p>2.95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uthumar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aja Marimuthu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asanthi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Viruthagiri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Vaithiyalingam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23288" calcext:value-type="float">
            <text:p>2328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3343" calcext:value-type="float">
            <text:p>23343</text:p>
          </table:table-cell>
          <table:table-cell table:style-name="ce1" office:value-type="float" office:value="1.66" calcext:value-type="float">
            <text:p>1.66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403178" calcext:value-type="float">
            <text:p>1403178</text:p>
          </table:table-cell>
          <table:table-cell table:style-name="ce1" office:value-type="float" office:value="3604" calcext:value-type="float">
            <text:p>3604</text:p>
          </table:table-cell>
          <table:table-cell table:style-name="ce1" office:value-type="float" office:value="1406782" calcext:value-type="float">
            <text:p>1406782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Sriperumbudur.$A$1:.$G$22"/>
        </table:named-expressions>
      </table:table>
      <table:table table:name="Tenkasi" table:style-name="ta29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r.KRISHNASAMY.K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54216" calcext:value-type="float">
            <text:p>354216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355870" calcext:value-type="float">
            <text:p>355870</text:p>
          </table:table-cell>
          <table:table-cell table:style-name="ce1" office:value-type="float" office:value="33.4" calcext:value-type="float">
            <text:p>33.4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HANUSH.M.KUMAR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470346" calcext:value-type="float">
            <text:p>470346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76156" calcext:value-type="float">
            <text:p>476156</text:p>
          </table:table-cell>
          <table:table-cell table:style-name="ce1" office:value-type="float" office:value="44.69" calcext:value-type="float">
            <text:p>44.69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THIVANAN.S.S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58855" calcext:value-type="float">
            <text:p>5885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445" calcext:value-type="float">
            <text:p>59445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UNESHWARAN. K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23844" calcext:value-type="float">
            <text:p>23844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4023" calcext:value-type="float">
            <text:p>24023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VI. K</text:p>
          </table:table-cell>
          <table:table-cell table:style-name="ce1" office:value-type="string" calcext:value-type="string">
            <text:p>Anti Corruption Dynamic Party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IVAJAYAPRAKASH.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39" calcext:value-type="float">
            <text:p>19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NDARAM.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86" calcext:value-type="float">
            <text:p>14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UBBIAH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URIYARAGUPATHI.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ELVAKUMAR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HANGARAJ. 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HANUSKODI.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45" calcext:value-type="float">
            <text:p>1245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HAMARAI SELVAM.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73" calcext:value-type="float">
            <text:p>1473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EEPAN ARUN.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LANI SAMY.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946" calcext:value-type="float">
            <text:p>29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HARATHARAJ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226" calcext:value-type="float">
            <text:p>4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26" calcext:value-type="float">
            <text:p>4226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ERUMALSAMY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27" calcext:value-type="float">
            <text:p>43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34" calcext:value-type="float">
            <text:p>4334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ONNUSAMY.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302" calcext:value-type="float">
            <text:p>33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06" calcext:value-type="float">
            <text:p>3306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ONNUTHAI.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24" calcext:value-type="float">
            <text:p>24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27" calcext:value-type="float">
            <text:p>2427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ONNUTHAI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1130" calcext:value-type="float">
            <text:p>91130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92116" calcext:value-type="float">
            <text:p>92116</text:p>
          </table:table-cell>
          <table:table-cell table:style-name="ce1" office:value-type="float" office:value="8.64" calcext:value-type="float">
            <text:p>8.64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ONNUTHAI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ONNUTHAI.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723" calcext:value-type="float">
            <text:p>47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33" calcext:value-type="float">
            <text:p>4733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UTHUMURUGAN.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34" calcext:value-type="float">
            <text:p>17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OORTHY. D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AIRAVAN.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3900" calcext:value-type="float">
            <text:p>1390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056" calcext:value-type="float">
            <text:p>14056</text:p>
          </table:table-cell>
          <table:table-cell table:style-name="ce1" office:value-type="float" office:value="1.32" calcext:value-type="float">
            <text:p>1.32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56076" calcext:value-type="float">
            <text:p>1056076</text:p>
          </table:table-cell>
          <table:table-cell table:style-name="ce1" office:value-type="float" office:value="9493" calcext:value-type="float">
            <text:p>9493</text:p>
          </table:table-cell>
          <table:table-cell table:style-name="ce1" office:value-type="float" office:value="1065569" calcext:value-type="float">
            <text:p>1065569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enkasi.$A$1:.$G$28"/>
        </table:named-expressions>
      </table:table>
      <table:table table:name="Thanjavur" table:style-name="ta30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LANIMANICKAM,S.S.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83621" calcext:value-type="float">
            <text:p>583621</text:p>
          </table:table-cell>
          <table:table-cell table:style-name="ce1" office:value-type="float" office:value="5357" calcext:value-type="float">
            <text:p>5357</text:p>
          </table:table-cell>
          <table:table-cell table:style-name="ce1" office:value-type="float" office:value="588978" calcext:value-type="float">
            <text:p>588978</text:p>
          </table:table-cell>
          <table:table-cell table:style-name="ce1" office:value-type="float" office:value="55.6" calcext:value-type="float">
            <text:p>55.6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LIN,R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5840" calcext:value-type="float">
            <text:p>58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856" calcext:value-type="float">
            <text:p>5856</text:p>
          </table:table-cell>
          <table:table-cell table:style-name="ce1" office:value-type="float" office:value="0.55" calcext:value-type="float">
            <text:p>0.55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ISHNAKUMAR,N.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57740" calcext:value-type="float">
            <text:p>5774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57924" calcext:value-type="float">
            <text:p>57924</text:p>
          </table:table-cell>
          <table:table-cell table:style-name="ce1" office:value-type="float" office:value="5.47" calcext:value-type="float">
            <text:p>5.47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MPATH RAMADOSS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23375" calcext:value-type="float">
            <text:p>2337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3477" calcext:value-type="float">
            <text:p>23477</text:p>
          </table:table-cell>
          <table:table-cell table:style-name="ce1" office:value-type="float" office:value="2.22" calcext:value-type="float">
            <text:p>2.22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TARAJAN,N.R .</text:p>
          </table:table-cell>
          <table:table-cell table:style-name="ce1" office:value-type="string" calcext:value-type="string">
            <text:p>Tamil Maanila Congress (Moopanar)</text:p>
          </table:table-cell>
          <table:table-cell table:style-name="ce1" office:value-type="float" office:value="220417" calcext:value-type="float">
            <text:p>220417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220849" calcext:value-type="float">
            <text:p>220849</text:p>
          </table:table-cell>
          <table:table-cell table:style-name="ce1" office:value-type="float" office:value="20.85" calcext:value-type="float">
            <text:p>20.85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NASAIARANGAN,K.N.</text:p>
          </table:table-cell>
          <table:table-cell table:style-name="ce1" office:value-type="string" calcext:value-type="string">
            <text:p>Desiya Makkal Sakthi Katchi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BDULBUHARI,K 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MANTHA,K.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638" calcext:value-type="float">
            <text:p>26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43" calcext:value-type="float">
            <text:p>2643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ELVARAJ,R 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8234" calcext:value-type="float">
            <text:p>2823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8274" calcext:value-type="float">
            <text:p>28274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UTHUVEL,S 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508" calcext:value-type="float">
            <text:p>45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09" calcext:value-type="float">
            <text:p>4509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URUGESAN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2418" calcext:value-type="float">
            <text:p>102418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02871" calcext:value-type="float">
            <text:p>102871</text:p>
          </table:table-cell>
          <table:table-cell table:style-name="ce1" office:value-type="float" office:value="9.71" calcext:value-type="float">
            <text:p>9.71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IJAYAKUMAR,T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449" calcext:value-type="float">
            <text:p>54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452" calcext:value-type="float">
            <text:p>5452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5050" calcext:value-type="float">
            <text:p>150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105" calcext:value-type="float">
            <text:p>15105</text:p>
          </table:table-cell>
          <table:table-cell table:style-name="ce1" office:value-type="float" office:value="1.43" calcext:value-type="float">
            <text:p>1.43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52570" calcext:value-type="float">
            <text:p>1052570</text:p>
          </table:table-cell>
          <table:table-cell table:style-name="ce1" office:value-type="float" office:value="6653" calcext:value-type="float">
            <text:p>6653</text:p>
          </table:table-cell>
          <table:table-cell table:style-name="ce1" office:value-type="float" office:value="1059223" calcext:value-type="float">
            <text:p>1059223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hanjavur.$A$1:.$G$15"/>
        </table:named-expressions>
      </table:table>
      <table:table table:name="Theni" table:style-name="ta31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UMUGAM, S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676" calcext:value-type="float">
            <text:p>367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ANGOVAN, E.V.K.S.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425785" calcext:value-type="float">
            <text:p>425785</text:p>
          </table:table-cell>
          <table:table-cell table:style-name="ce1" office:value-type="float" office:value="2335" calcext:value-type="float">
            <text:p>2335</text:p>
          </table:table-cell>
          <table:table-cell table:style-name="ce1" office:value-type="float" office:value="428120" calcext:value-type="float">
            <text:p>428120</text:p>
          </table:table-cell>
          <table:table-cell table:style-name="ce1" office:value-type="float" office:value="36.48" calcext:value-type="float">
            <text:p>36.48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VEENDRANATH KUMAR, P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503459" calcext:value-type="float">
            <text:p>503459</text:p>
          </table:table-cell>
          <table:table-cell table:style-name="ce1" office:value-type="float" office:value="1354" calcext:value-type="float">
            <text:p>1354</text:p>
          </table:table-cell>
          <table:table-cell table:style-name="ce1" office:value-type="float" office:value="504813" calcext:value-type="float">
            <text:p>504813</text:p>
          </table:table-cell>
          <table:table-cell table:style-name="ce1" office:value-type="float" office:value="43.02" calcext:value-type="float">
            <text:p>43.02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LIKKODI, P.</text:p>
          </table:table-cell>
          <table:table-cell table:style-name="ce1" office:value-type="string" calcext:value-type="string">
            <text:p>Samajwadi Forward Bloc</text:p>
          </table:table-cell>
          <table:table-cell table:style-name="ce1" office:value-type="float" office:value="4024" calcext:value-type="float">
            <text:p>40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44" calcext:value-type="float">
            <text:p>4044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HAGUL HAMEED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27438" calcext:value-type="float">
            <text:p>27438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27864" calcext:value-type="float">
            <text:p>27864</text:p>
          </table:table-cell>
          <table:table-cell table:style-name="ce1" office:value-type="float" office:value="2.37" calcext:value-type="float">
            <text:p>2.3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INNASATHIYAMOORTHY, T.</text:p>
          </table:table-cell>
          <table:table-cell table:style-name="ce1" office:value-type="string" calcext:value-type="string">
            <text:p>SOCIALIST UNITY CENTRE OF INDIA (COMMUNIST)</text:p>
          </table:table-cell>
          <table:table-cell table:style-name="ce1" office:value-type="float" office:value="2590" calcext:value-type="float">
            <text:p>25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97" calcext:value-type="float">
            <text:p>2597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DHAKRISHNAN, S.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6708" calcext:value-type="float">
            <text:p>1670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879" calcext:value-type="float">
            <text:p>16879</text:p>
          </table:table-cell>
          <table:table-cell table:style-name="ce1" office:value-type="float" office:value="1.44" calcext:value-type="float">
            <text:p>1.4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AMARAJ, G.</text:p>
          </table:table-cell>
          <table:table-cell table:style-name="ce1" office:value-type="string" calcext:value-type="string">
            <text:p>Ulzaipali Makkal Katchy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LEXPANDIAN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89" calcext:value-type="float">
            <text:p>318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17" calcext:value-type="float">
            <text:p>3217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NAKILI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226" calcext:value-type="float">
            <text:p>52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258" calcext:value-type="float">
            <text:p>5258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VICHANDRAN,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SW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UNASING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UMARAGURUBARAN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ESAVARAJA, J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04" calcext:value-type="float">
            <text:p>180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ILAMBARASAN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191" calcext:value-type="float">
            <text:p>41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98" calcext:value-type="float">
            <text:p>4198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IVAMUNIYANDI, 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08" calcext:value-type="float">
            <text:p>1908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ENTHILKUMAR, J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72" calcext:value-type="float">
            <text:p>2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2" calcext:value-type="float">
            <text:p>2172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HANGA TAMILSELV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3173" calcext:value-type="float">
            <text:p>143173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144050" calcext:value-type="float">
            <text:p>144050</text:p>
          </table:table-cell>
          <table:table-cell table:style-name="ce1" office:value-type="float" office:value="12.28" calcext:value-type="float">
            <text:p>12.28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ARTHIPAN, G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09" calcext:value-type="float">
            <text:p>18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13" calcext:value-type="float">
            <text:p>1813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RAKASH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ANIMURUGAN, C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AMACHANDRAN,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AMAMURTHI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AJASEKARAN, V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AJARISHIGURUDEV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AJKUMAR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ELMURUGAN, S.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VAIYATHURAI, 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JEYAMANI,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0553" calcext:value-type="float">
            <text:p>1055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686" calcext:value-type="float">
            <text:p>10686</text:p>
          </table:table-cell>
          <table:table-cell table:style-name="ce1" office:value-type="float" office:value="0.91" calcext:value-type="float">
            <text:p>0.91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67919" calcext:value-type="float">
            <text:p>1167919</text:p>
          </table:table-cell>
          <table:table-cell table:style-name="ce1" office:value-type="float" office:value="5570" calcext:value-type="float">
            <text:p>5570</text:p>
          </table:table-cell>
          <table:table-cell table:style-name="ce1" office:value-type="float" office:value="1173489" calcext:value-type="float">
            <text:p>1173489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heni.$A$1:.$G$33"/>
        </table:named-expressions>
      </table:table>
      <table:table table:name="Thiruvallur" table:style-name="ta32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.Anbuchezhian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15153" calcext:value-type="float">
            <text:p>151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187" calcext:value-type="float">
            <text:p>15187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r.P.Venugopal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409274" calcext:value-type="float">
            <text:p>409274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410337" calcext:value-type="float">
            <text:p>410337</text:p>
          </table:table-cell>
          <table:table-cell table:style-name="ce1" office:value-type="float" office:value="29.14" calcext:value-type="float">
            <text:p>29.14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.K.Jayakumar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764093" calcext:value-type="float">
            <text:p>764093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767292" calcext:value-type="float">
            <text:p>767292</text:p>
          </table:table-cell>
          <table:table-cell table:style-name="ce1" office:value-type="float" office:value="54.49" calcext:value-type="float">
            <text:p>54.49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.Kalanithi</text:p>
          </table:table-cell>
          <table:table-cell table:style-name="ce1" office:value-type="string" calcext:value-type="string">
            <text:p>Anti Corruption Dynamic Party</text:p>
          </table:table-cell>
          <table:table-cell table:style-name="ce1" office:value-type="float" office:value="4153" calcext:value-type="float">
            <text:p>41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62" calcext:value-type="float">
            <text:p>416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.Ravi Pariyanar</text:p>
          </table:table-cell>
          <table:table-cell table:style-name="ce1" office:value-type="string" calcext:value-type="string">
            <text:p>Republican Party of India (A)</text:p>
          </table:table-cell>
          <table:table-cell table:style-name="ce1" office:value-type="float" office:value="1754" calcext:value-type="float">
            <text:p>175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garangan.M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73555" calcext:value-type="float">
            <text:p>7355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73731" calcext:value-type="float">
            <text:p>73731</text:p>
          </table:table-cell>
          <table:table-cell table:style-name="ce1" office:value-type="float" office:value="5.24" calcext:value-type="float">
            <text:p>5.24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.VETRISELVI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65254" calcext:value-type="float">
            <text:p>65254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65416" calcext:value-type="float">
            <text:p>65416</text:p>
          </table:table-cell>
          <table:table-cell table:style-name="ce1" office:value-type="float" office:value="4.65" calcext:value-type="float">
            <text:p>4.65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.Arulraj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.Anandaraj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.Kamalanath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V.Gunasekar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.Chandraseka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.Sarguna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.Bharath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.Manikand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23" calcext:value-type="float">
            <text:p>3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26" calcext:value-type="float">
            <text:p>3126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uruges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85" calcext:value-type="float">
            <text:p>31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85" calcext:value-type="float">
            <text:p>3185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on.Raj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3869" calcext:value-type="float">
            <text:p>3386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944" calcext:value-type="float">
            <text:p>33944</text:p>
          </table:table-cell>
          <table:table-cell table:style-name="ce1" office:value-type="float" office:value="2.41" calcext:value-type="float">
            <text:p>2.41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.Vikram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Vijaya .R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363" calcext:value-type="float">
            <text:p>23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68" calcext:value-type="float">
            <text:p>2368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G.George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8175" calcext:value-type="float">
            <text:p>181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275" calcext:value-type="float">
            <text:p>18275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403349" calcext:value-type="float">
            <text:p>1403349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1408189" calcext:value-type="float">
            <text:p>1408189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hiruvallur.$A$1:.$G$23"/>
        </table:named-expressions>
      </table:table>
      <table:table table:name="Thoothukkudi" table:style-name="ta33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ANIMOZHI KARUNANIDHI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60345" calcext:value-type="float">
            <text:p>560345</text:p>
          </table:table-cell>
          <table:table-cell table:style-name="ce1" office:value-type="float" office:value="2798" calcext:value-type="float">
            <text:p>2798</text:p>
          </table:table-cell>
          <table:table-cell table:style-name="ce1" office:value-type="float" office:value="563143" calcext:value-type="float">
            <text:p>563143</text:p>
          </table:table-cell>
          <table:table-cell table:style-name="ce1" office:value-type="float" office:value="56.81" calcext:value-type="float">
            <text:p>56.81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VA, V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2909" calcext:value-type="float">
            <text:p>29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27" calcext:value-type="float">
            <text:p>2927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R. TAMILISAI SOUNDARARAJAN</text:p>
          </table:table-cell>
          <table:table-cell table:style-name="ce1" office:value-type="string" calcext:value-type="string">
            <text:p>Bharatiya Janata Party</text:p>
          </table:table-cell>
          <table:table-cell table:style-name="ce1" office:value-type="float" office:value="214497" calcext:value-type="float">
            <text:p>214497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215934" calcext:value-type="float">
            <text:p>215934</text:p>
          </table:table-cell>
          <table:table-cell table:style-name="ce1" office:value-type="float" office:value="21.78" calcext:value-type="float">
            <text:p>21.78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ABRIEL JAMES FERNANDO</text:p>
          </table:table-cell>
          <table:table-cell table:style-name="ce1" office:value-type="string" calcext:value-type="string">
            <text:p>People's Party of India(secular)</text:p>
          </table:table-cell>
          <table:table-cell table:style-name="ce1" office:value-type="float" office:value="2546" calcext:value-type="float">
            <text:p>25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49" calcext:value-type="float">
            <text:p>2549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RISTANTINE RAJASEKAR, S.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48814" calcext:value-type="float">
            <text:p>4881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9222" calcext:value-type="float">
            <text:p>49222</text:p>
          </table:table-cell>
          <table:table-cell table:style-name="ce1" office:value-type="float" office:value="4.97" calcext:value-type="float">
            <text:p>4.9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ON KUMARAN, T.P.S.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25596" calcext:value-type="float">
            <text:p>2559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5702" calcext:value-type="float">
            <text:p>25702</text:p>
          </table:table-cell>
          <table:table-cell table:style-name="ce1" office:value-type="float" office:value="2.59" calcext:value-type="float">
            <text:p>2.59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HARAJAN, M.</text:p>
          </table:table-cell>
          <table:table-cell table:style-name="ce1" office:value-type="string" calcext:value-type="string">
            <text:p>Pragatishil Samajwadi Party (Lohia)</text:p>
          </table:table-cell>
          <table:table-cell table:style-name="ce1" office:value-type="float" office:value="2911" calcext:value-type="float">
            <text:p>29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22" calcext:value-type="float">
            <text:p>2922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AJAKUMAR NAIDU, E.V.S.</text:p>
          </table:table-cell>
          <table:table-cell table:style-name="ce1" office:value-type="string" calcext:value-type="string">
            <text:p>Tamil Telugu National Party</text:p>
          </table:table-cell>
          <table:table-cell table:style-name="ce1" office:value-type="float" office:value="2509" calcext:value-type="float">
            <text:p>25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6" calcext:value-type="float">
            <text:p>251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AJKUMAR POLIAH</text:p>
          </table:table-cell>
          <table:table-cell table:style-name="ce1" office:value-type="string" calcext:value-type="string">
            <text:p>Universal Brotherhood Movement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YA GANESH, D.</text:p>
          </table:table-cell>
          <table:table-cell table:style-name="ce1" office:value-type="string" calcext:value-type="string">
            <text:p>Naam Indiar Party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ERMANUS, S.</text:p>
          </table:table-cell>
          <table:table-cell table:style-name="ce1" office:value-type="string" calcext:value-type="string">
            <text:p>Christian Democratic Front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NTO HILLERY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MALAN RAJIV BONIFA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ANESAN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46" calcext:value-type="float">
            <text:p>14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53" calcext:value-type="float">
            <text:p>1453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URU,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73" calcext:value-type="float">
            <text:p>22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76" calcext:value-type="float">
            <text:p>2276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KARALINGAM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029" calcext:value-type="float">
            <text:p>3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29" calcext:value-type="float">
            <text:p>3029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RAVANAN, G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35" calcext:value-type="float">
            <text:p>2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5" calcext:value-type="float">
            <text:p>2135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UNMAN, V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IVANESWARAN, J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201" calcext:value-type="float">
            <text:p>520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52" calcext:value-type="float">
            <text:p>5252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UBHASHINI MALLATHI, R.C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953" calcext:value-type="float">
            <text:p>795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8109" calcext:value-type="float">
            <text:p>8109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VIN, B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NAI NATARAJAN, R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ALA MURUGAN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97" calcext:value-type="float">
            <text:p>16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r.PRADEEP GANESAN, M.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r. BHUVANESWARAN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6569" calcext:value-type="float">
            <text:p>76569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76866" calcext:value-type="float">
            <text:p>76866</text:p>
          </table:table-cell>
          <table:table-cell table:style-name="ce1" office:value-type="float" office:value="7.75" calcext:value-type="float">
            <text:p>7.75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ONRAJ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ONNUSAMY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ARAKATHA RAGHAVA RAJ, T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MESH, 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AVI SANKAR, J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AMA KRISHNAN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AMAKRISHNAN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68" calcext:value-type="float">
            <text:p>16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AJALINGAM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65" calcext:value-type="float">
            <text:p>18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66" calcext:value-type="float">
            <text:p>186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LOURDES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EYARAJ, 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MES, G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JASPER GNANA MARTIN, G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9113" calcext:value-type="float">
            <text:p>9113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234" calcext:value-type="float">
            <text:p>9234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985809" calcext:value-type="float">
            <text:p>985809</text:p>
          </table:table-cell>
          <table:table-cell table:style-name="ce1" office:value-type="float" office:value="5454" calcext:value-type="float">
            <text:p>5454</text:p>
          </table:table-cell>
          <table:table-cell table:style-name="ce1" office:value-type="float" office:value="991263" calcext:value-type="float">
            <text:p>991263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hoothukkudi.$A$1:.$G$40"/>
        </table:named-expressions>
      </table:table>
      <table:table table:name="Thiruchirapalli" table:style-name="ta34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R.Elangovan. V</text:p>
          </table:table-cell>
          <table:table-cell table:style-name="ce1" office:value-type="string" calcext:value-type="string">
            <text:p>Desiya Murpokku Dravida Kazhagam</text:p>
          </table:table-cell>
          <table:table-cell table:style-name="ce1" office:value-type="float" office:value="161379" calcext:value-type="float">
            <text:p>16137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61999" calcext:value-type="float">
            <text:p>161999</text:p>
          </table:table-cell>
          <table:table-cell table:style-name="ce1" office:value-type="float" office:value="15.46" calcext:value-type="float">
            <text:p>15.46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irunavukkarasar. SU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615667" calcext:value-type="float">
            <text:p>615667</text:p>
          </table:table-cell>
          <table:table-cell table:style-name="ce1" office:value-type="float" office:value="5618" calcext:value-type="float">
            <text:p>5618</text:p>
          </table:table-cell>
          <table:table-cell table:style-name="ce1" office:value-type="float" office:value="621285" calcext:value-type="float">
            <text:p>621285</text:p>
          </table:table-cell>
          <table:table-cell table:style-name="ce1" office:value-type="float" office:value="59.28" calcext:value-type="float">
            <text:p>59.28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lamurugan. S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949" calcext:value-type="float">
            <text:p>394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61" calcext:value-type="float">
            <text:p>3961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saithambi. P</text:p>
          </table:table-cell>
          <table:table-cell table:style-name="ce1" office:value-type="string" calcext:value-type="string">
            <text:p>Communist Party of India (Marxist-Leninist) (Liberation)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andharaja. V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41970" calcext:value-type="float">
            <text:p>4197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2134" calcext:value-type="float">
            <text:p>42134</text:p>
          </table:table-cell>
          <table:table-cell table:style-name="ce1" office:value-type="float" office:value="4.02" calcext:value-type="float">
            <text:p>4.02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asudoss. S</text:p>
          </table:table-cell>
          <table:table-cell table:style-name="ce1" office:value-type="string" calcext:value-type="string">
            <text:p>Indian Christian Front</text:p>
          </table:table-cell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anesan. P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1318" calcext:value-type="float">
            <text:p>13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achi. S</text:p>
          </table:table-cell>
          <table:table-cell table:style-name="ce1" office:value-type="string" calcext:value-type="string">
            <text:p>Desiya Uzhavar Uzhaipalar Kazhagam</text:p>
          </table:table-cell>
          <table:table-cell table:style-name="ce1" office:value-type="float" office:value="2364" calcext:value-type="float">
            <text:p>23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68" calcext:value-type="float">
            <text:p>2368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Vinoth. V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64979" calcext:value-type="float">
            <text:p>64979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5286" calcext:value-type="float">
            <text:p>65286</text:p>
          </table:table-cell>
          <table:table-cell table:style-name="ce1" office:value-type="float" office:value="6.23" calcext:value-type="float">
            <text:p>6.23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unachalam.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884" calcext:value-type="float">
            <text:p>48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92" calcext:value-type="float">
            <text:p>4892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anesh.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aruppaiah.C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amaraj.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arthik. K.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opalakrishnan.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529" calcext:value-type="float">
            <text:p>25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32" calcext:value-type="float">
            <text:p>2532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hadhik Batcha.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374" calcext:value-type="float">
            <text:p>33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76" calcext:value-type="float">
            <text:p>3376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rubala. R. Thondaim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0399" calcext:value-type="float">
            <text:p>10039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00818" calcext:value-type="float">
            <text:p>100818</text:p>
          </table:table-cell>
          <table:table-cell table:style-name="ce1" office:value-type="float" office:value="9.62" calcext:value-type="float">
            <text:p>9.62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undrarajan.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51" calcext:value-type="float">
            <text:p>3451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hellaperumal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41" calcext:value-type="float">
            <text:p>22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1" calcext:value-type="float">
            <text:p>2241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hirunavukarasu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667" calcext:value-type="float">
            <text:p>36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69" calcext:value-type="float">
            <text:p>3669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urai Benjami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ushparaj.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Vijayakumar.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4" calcext:value-type="float">
            <text:p>135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Jayaram Metha.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4296" calcext:value-type="float">
            <text:p>1429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437" calcext:value-type="float">
            <text:p>14437</text:p>
          </table:table-cell>
          <table:table-cell table:style-name="ce1" office:value-type="float" office:value="1.38" calcext:value-type="float">
            <text:p>1.38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40711" calcext:value-type="float">
            <text:p>1040711</text:p>
          </table:table-cell>
          <table:table-cell table:style-name="ce1" office:value-type="float" office:value="7351" calcext:value-type="float">
            <text:p>7351</text:p>
          </table:table-cell>
          <table:table-cell table:style-name="ce1" office:value-type="float" office:value="1048062" calcext:value-type="float">
            <text:p>1048062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hiruchirapalli.$A$1:.$G$27"/>
        </table:named-expressions>
      </table:table>
      <table:table table:name="Tirunelveli" table:style-name="ta35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SAKKIAMMAL E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432" calcext:value-type="float">
            <text:p>34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62" calcext:value-type="float">
            <text:p>3462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NANATHIRAVIAM S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17219" calcext:value-type="float">
            <text:p>517219</text:p>
          </table:table-cell>
          <table:table-cell table:style-name="ce1" office:value-type="float" office:value="5404" calcext:value-type="float">
            <text:p>5404</text:p>
          </table:table-cell>
          <table:table-cell table:style-name="ce1" office:value-type="float" office:value="522623" calcext:value-type="float">
            <text:p>522623</text:p>
          </table:table-cell>
          <table:table-cell table:style-name="ce1" office:value-type="float" office:value="50.26" calcext:value-type="float">
            <text:p>50.26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UL MANOJ PANDIAN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35963" calcext:value-type="float">
            <text:p>335963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337166" calcext:value-type="float">
            <text:p>337166</text:p>
          </table:table-cell>
          <table:table-cell table:style-name="ce1" office:value-type="float" office:value="32.43" calcext:value-type="float">
            <text:p>32.43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HYA B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49491" calcext:value-type="float">
            <text:p>4949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9898" calcext:value-type="float">
            <text:p>49898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IVASANKAR S</text:p>
          </table:table-cell>
          <table:table-cell table:style-name="ce1" office:value-type="string" calcext:value-type="string">
            <text:p>Jammu &amp; Kashmir National Panthers Party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VAGANESAN R</text:p>
          </table:table-cell>
          <table:table-cell table:style-name="ce1" office:value-type="string" calcext:value-type="string">
            <text:p>United States of India Party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MAKRISHNAN N</text:p>
          </table:table-cell>
          <table:table-cell table:style-name="ce1" office:value-type="string" calcext:value-type="string">
            <text:p>Naam Indiar Party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8" calcext:value-type="float">
            <text:p>1688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VENNIMALAI M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22939" calcext:value-type="float">
            <text:p>2293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3100" calcext:value-type="float">
            <text:p>23100</text:p>
          </table:table-cell>
          <table:table-cell table:style-name="ce1" office:value-type="float" office:value="2.22" calcext:value-type="float">
            <text:p>2.22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NDURANI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AMALA KANN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ELVA PRAKASH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GAVATHIKESAN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AUL SOLOMON PANDIA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HARAJAN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938" calcext:value-type="float">
            <text:p>39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HARAJAN V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115" calcext:value-type="float">
            <text:p>51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137" calcext:value-type="float">
            <text:p>5137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ANIKANDAN G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58" calcext:value-type="float">
            <text:p>1958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ANIKANDAN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NOHARAN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95" calcext:value-type="float">
            <text:p>2095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URUGESAN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428" calcext:value-type="float">
            <text:p>3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30" calcext:value-type="float">
            <text:p>3430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ICHAEL RAYAPPAN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1760" calcext:value-type="float">
            <text:p>6176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2209" calcext:value-type="float">
            <text:p>62209</text:p>
          </table:table-cell>
          <table:table-cell table:style-name="ce1" office:value-type="float" office:value="5.98" calcext:value-type="float">
            <text:p>5.98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OHANRAJ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AMASWAMY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AMAMOORTHI B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AJIV VICTO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AJKUMAR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ATHINASIGAMANI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0855" calcext:value-type="float">
            <text:p>1085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958" calcext:value-type="float">
            <text:p>10958</text:p>
          </table:table-cell>
          <table:table-cell table:style-name="ce1" office:value-type="float" office:value="1.05" calcext:value-type="float">
            <text:p>1.0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31941" calcext:value-type="float">
            <text:p>1031941</text:p>
          </table:table-cell>
          <table:table-cell table:style-name="ce1" office:value-type="float" office:value="7820" calcext:value-type="float">
            <text:p>7820</text:p>
          </table:table-cell>
          <table:table-cell table:style-name="ce1" office:value-type="float" office:value="1039761" calcext:value-type="float">
            <text:p>1039761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irunelveli.$A$1:.$G$29"/>
        </table:named-expressions>
      </table:table>
      <table:table table:name="Tiruppur" table:style-name="ta36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YANAR, C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7312" calcext:value-type="float">
            <text:p>73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321" calcext:value-type="float">
            <text:p>7321</text:p>
          </table:table-cell>
          <table:table-cell table:style-name="ce1" office:value-type="float" office:value="0.65" calcext:value-type="float">
            <text:p>0.65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NDAN, M.S.M.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414782" calcext:value-type="float">
            <text:p>41478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415357" calcext:value-type="float">
            <text:p>415357</text:p>
          </table:table-cell>
          <table:table-cell table:style-name="ce1" office:value-type="float" office:value="37.1" calcext:value-type="float">
            <text:p>37.1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BARAYAN, K.</text:p>
          </table:table-cell>
          <table:table-cell table:style-name="ce1" office:value-type="string" calcext:value-type="string">
            <text:p>Communist Party of India</text:p>
          </table:table-cell>
          <table:table-cell table:style-name="ce1" office:value-type="float" office:value="505793" calcext:value-type="float">
            <text:p>505793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508725" calcext:value-type="float">
            <text:p>508725</text:p>
          </table:table-cell>
          <table:table-cell table:style-name="ce1" office:value-type="float" office:value="45.44" calcext:value-type="float">
            <text:p>45.44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NDIRAKUMAR, V.S.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64538" calcext:value-type="float">
            <text:p>6453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64657" calcext:value-type="float">
            <text:p>64657</text:p>
          </table:table-cell>
          <table:table-cell table:style-name="ce1" office:value-type="float" office:value="5.78" calcext:value-type="float">
            <text:p>5.78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AGANATHAN, P.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42079" calcext:value-type="float">
            <text:p>4207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2189" calcext:value-type="float">
            <text:p>42189</text:p>
          </table:table-cell>
          <table:table-cell table:style-name="ce1" office:value-type="float" office:value="3.77" calcext:value-type="float">
            <text:p>3.7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ATHIRESAN, L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473" calcext:value-type="float">
            <text:p>34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76" calcext:value-type="float">
            <text:p>3476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ANAGARAJ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19" calcext:value-type="float">
            <text:p>15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UMAR, D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99" calcext:value-type="float">
            <text:p>1599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ENTHILVEL, 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98" calcext:value-type="float">
            <text:p>18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99" calcext:value-type="float">
            <text:p>1899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ELVAM, S.R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766" calcext:value-type="float">
            <text:p>4376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816" calcext:value-type="float">
            <text:p>43816</text:p>
          </table:table-cell>
          <table:table-cell table:style-name="ce1" office:value-type="float" office:value="3.91" calcext:value-type="float">
            <text:p>3.91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JKUMAR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479" calcext:value-type="float">
            <text:p>44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81" calcext:value-type="float">
            <text:p>448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GANATHAN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83" calcext:value-type="float">
            <text:p>2683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21782" calcext:value-type="float">
            <text:p>2178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1861" calcext:value-type="float">
            <text:p>21861</text:p>
          </table:table-cell>
          <table:table-cell table:style-name="ce1" office:value-type="float" office:value="1.95" calcext:value-type="float">
            <text:p>1.9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15693" calcext:value-type="float">
            <text:p>1115693</text:p>
          </table:table-cell>
          <table:table-cell table:style-name="ce1" office:value-type="float" office:value="3891" calcext:value-type="float">
            <text:p>3891</text:p>
          </table:table-cell>
          <table:table-cell table:style-name="ce1" office:value-type="float" office:value="1119584" calcext:value-type="float">
            <text:p>1119584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iruppur.$A$1:.$G$15"/>
        </table:named-expressions>
      </table:table>
      <table:table table:name="Tiruvannamalai" table:style-name="ta37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NADURAI C N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661719" calcext:value-type="float">
            <text:p>661719</text:p>
          </table:table-cell>
          <table:table-cell table:style-name="ce1" office:value-type="float" office:value="4553" calcext:value-type="float">
            <text:p>4553</text:p>
          </table:table-cell>
          <table:table-cell table:style-name="ce1" office:value-type="float" office:value="666272" calcext:value-type="float">
            <text:p>666272</text:p>
          </table:table-cell>
          <table:table-cell table:style-name="ce1" office:value-type="float" office:value="57.85" calcext:value-type="float">
            <text:p>57.85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RI KRISHNAMURTHY S S</text:p>
          </table:table-cell>
          <table:table-cell table:style-name="ce1" office:value-type="string" calcext:value-type="string">
            <text:p>All India Anna Dravida Munnetra Kazhagam</text:p>
          </table:table-cell>
          <table:table-cell table:style-name="ce1" office:value-type="float" office:value="360256" calcext:value-type="float">
            <text:p>360256</text:p>
          </table:table-cell>
          <table:table-cell table:style-name="ce1" office:value-type="float" office:value="1829" calcext:value-type="float">
            <text:p>1829</text:p>
          </table:table-cell>
          <table:table-cell table:style-name="ce1" office:value-type="float" office:value="362085" calcext:value-type="float">
            <text:p>362085</text:p>
          </table:table-cell>
          <table:table-cell table:style-name="ce1" office:value-type="float" office:value="31.44" calcext:value-type="float">
            <text:p>31.44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BU B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4046" calcext:value-type="float">
            <text:p>40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124" calcext:value-type="float">
            <text:p>4124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UL R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4512" calcext:value-type="float">
            <text:p>145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654" calcext:value-type="float">
            <text:p>14654</text:p>
          </table:table-cell>
          <table:table-cell table:style-name="ce1" office:value-type="float" office:value="1.27" calcext:value-type="float">
            <text:p>1.27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ALASTHRI S</text:p>
          </table:table-cell>
          <table:table-cell table:style-name="ce1" office:value-type="string" calcext:value-type="string">
            <text:p>All India Uzhavargal Uzhaippalargal Katchi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MESHBABU R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27258" calcext:value-type="float">
            <text:p>27258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7503" calcext:value-type="float">
            <text:p>27503</text:p>
          </table:table-cell>
          <table:table-cell table:style-name="ce1" office:value-type="float" office:value="2.39" calcext:value-type="float">
            <text:p>2.39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NNADURAI T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NADURAI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NADURAI B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BALAG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INDIRAMOHAN P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DHAYAKUMAR P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YYAPP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ARUNA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51" calcext:value-type="float">
            <text:p>18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55" calcext:value-type="float">
            <text:p>1855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ALAIMANI S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RISHNAMOORTHY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175" calcext:value-type="float">
            <text:p>4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75" calcext:value-type="float">
            <text:p>4175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KRISHNAMURTHI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001" calcext:value-type="float">
            <text:p>4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1" calcext:value-type="float">
            <text:p>4001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IVAGURURAJ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758" calcext:value-type="float">
            <text:p>17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8" calcext:value-type="float">
            <text:p>1758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GNANASEKAR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8503" calcext:value-type="float">
            <text:p>3850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8639" calcext:value-type="float">
            <text:p>38639</text:p>
          </table:table-cell>
          <table:table-cell table:style-name="ce1" office:value-type="float" office:value="3.35" calcext:value-type="float">
            <text:p>3.35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ADAVETT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AGHUNATH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AJENDIRAN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VIGNESHWARAN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VIJAYAN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ELU R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38" calcext:value-type="float">
            <text:p>1638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2223" calcext:value-type="float">
            <text:p>1222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17" calcext:value-type="float">
            <text:p>12317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44549" calcext:value-type="float">
            <text:p>1144549</text:p>
          </table:table-cell>
          <table:table-cell table:style-name="ce1" office:value-type="float" office:value="7180" calcext:value-type="float">
            <text:p>7180</text:p>
          </table:table-cell>
          <table:table-cell table:style-name="ce1" office:value-type="float" office:value="1151729" calcext:value-type="float">
            <text:p>1151729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Tiruvannamalai.$A$1:.$G$28"/>
        </table:named-expressions>
      </table:table>
      <table:table table:name="Viluppuram" table:style-name="ta38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ALIYAMOORTHY G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917" calcext:value-type="float">
            <text:p>39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43" calcext:value-type="float">
            <text:p>3943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VIKUMAR D</text:p>
          </table:table-cell>
          <table:table-cell table:style-name="ce1" office:value-type="string" calcext:value-type="string">
            <text:p>Dravida Munnetra Kazhagam</text:p>
          </table:table-cell>
          <table:table-cell table:style-name="ce1" office:value-type="float" office:value="556675" calcext:value-type="float">
            <text:p>556675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559585" calcext:value-type="float">
            <text:p>559585</text:p>
          </table:table-cell>
          <table:table-cell table:style-name="ce1" office:value-type="float" office:value="49.28" calcext:value-type="float">
            <text:p>49.28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IRAMI P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4719" calcext:value-type="float">
            <text:p>47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739" calcext:value-type="float">
            <text:p>4739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BIN POYYAMOZHI S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17819" calcext:value-type="float">
            <text:p>1781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891" calcext:value-type="float">
            <text:p>17891</text:p>
          </table:table-cell>
          <table:table-cell table:style-name="ce1" office:value-type="float" office:value="1.58" calcext:value-type="float">
            <text:p>1.58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AKALATHA D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24480" calcext:value-type="float">
            <text:p>2448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4609" calcext:value-type="float">
            <text:p>24609</text:p>
          </table:table-cell>
          <table:table-cell table:style-name="ce1" office:value-type="float" office:value="2.17" calcext:value-type="float">
            <text:p>2.17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JA S</text:p>
          </table:table-cell>
          <table:table-cell table:style-name="ce1" office:value-type="string" calcext:value-type="string">
            <text:p>Agila India Makkal Kazhagam</text:p>
          </table:table-cell>
          <table:table-cell table:style-name="ce1" office:value-type="float" office:value="2529" calcext:value-type="float">
            <text:p>25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32" calcext:value-type="float">
            <text:p>2532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ADIVEL RAVANAN S</text:p>
          </table:table-cell>
          <table:table-cell table:style-name="ce1" office:value-type="string" calcext:value-type="string">
            <text:p>Pattali Makkal Katchi</text:p>
          </table:table-cell>
          <table:table-cell table:style-name="ce1" office:value-type="float" office:value="430091" calcext:value-type="float">
            <text:p>430091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431517" calcext:value-type="float">
            <text:p>43151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ASAN K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2778" calcext:value-type="float">
            <text:p>127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781" calcext:value-type="float">
            <text:p>12781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BALAGAN T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12" calcext:value-type="float">
            <text:p>13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14" calcext:value-type="float">
            <text:p>131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ANAPATHY N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7939" calcext:value-type="float">
            <text:p>5793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8019" calcext:value-type="float">
            <text:p>58019</text:p>
          </table:table-cell>
          <table:table-cell table:style-name="ce1" office:value-type="float" office:value="5.11" calcext:value-type="float">
            <text:p>5.11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ATHIRVEL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ESINGU A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AJASEKARAN M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316" calcext:value-type="float">
            <text:p>43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22" calcext:value-type="float">
            <text:p>4322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1882" calcext:value-type="float">
            <text:p>1188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1943" calcext:value-type="float">
            <text:p>11943</text:p>
          </table:table-cell>
          <table:table-cell table:style-name="ce1" office:value-type="float" office:value="1.05" calcext:value-type="float">
            <text:p>1.0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130799" calcext:value-type="float">
            <text:p>1130799</text:p>
          </table:table-cell>
          <table:table-cell table:style-name="ce1" office:value-type="float" office:value="4741" calcext:value-type="float">
            <text:p>4741</text:p>
          </table:table-cell>
          <table:table-cell table:style-name="ce1" office:value-type="float" office:value="1135540" calcext:value-type="float">
            <text:p>1135540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Viluppuram.$A$1:.$G$16"/>
        </table:named-expressions>
      </table:table>
      <table:table table:name="Virudhunagar" table:style-name="ta39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2">
          <table:table-cell table:style-name="ce1" office:value-type="string" calcext:value-type="string">
            <text:p>O.S.N.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VM Votes</text:p>
          </table:table-cell>
          <table:table-cell table:style-name="ce1" office:value-type="string" calcext:value-type="string">
            <text:p>Postal Votes</text:p>
          </table:table-cell>
          <table:table-cell table:style-name="ce1" office:value-type="string" calcext:value-type="string">
            <text:p>Total Votes</text:p>
          </table:table-cell>
          <table:table-cell table:style-name="ce1" office:value-type="string" calcext:value-type="string">
            <text:p>% of Vote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AGARSAMY, R.</text:p>
          </table:table-cell>
          <table:table-cell table:style-name="ce1" office:value-type="string" calcext:value-type="string">
            <text:p>Desiya Murpokku Dravida Kazhagam</text:p>
          </table:table-cell>
          <table:table-cell table:style-name="ce1" office:value-type="float" office:value="315055" calcext:value-type="float">
            <text:p>315055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316329" calcext:value-type="float">
            <text:p>316329</text:p>
          </table:table-cell>
          <table:table-cell table:style-name="ce1" office:value-type="float" office:value="29.43" calcext:value-type="float">
            <text:p>29.43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UMALSAMY, M.</text:p>
          </table:table-cell>
          <table:table-cell table:style-name="ce1" office:value-type="string" calcext:value-type="string">
            <text:p>Bahujan Samaj Party</text:p>
          </table:table-cell>
          <table:table-cell table:style-name="ce1" office:value-type="float" office:value="3707" calcext:value-type="float">
            <text:p>370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ICKAM TAGORE, B.</text:p>
          </table:table-cell>
          <table:table-cell table:style-name="ce1" office:value-type="string" calcext:value-type="string">
            <text:p>Indian National Congress</text:p>
          </table:table-cell>
          <table:table-cell table:style-name="ce1" office:value-type="float" office:value="464667" calcext:value-type="float">
            <text:p>464667</text:p>
          </table:table-cell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470883" calcext:value-type="float">
            <text:p>470883</text:p>
          </table:table-cell>
          <table:table-cell table:style-name="ce1" office:value-type="float" office:value="43.81" calcext:value-type="float">
            <text:p>43.81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ULMOZHITHEVAN, K.</text:p>
          </table:table-cell>
          <table:table-cell table:style-name="ce1" office:value-type="string" calcext:value-type="string">
            <text:p>Naam Tamilar Katchi</text:p>
          </table:table-cell>
          <table:table-cell table:style-name="ce1" office:value-type="float" office:value="52591" calcext:value-type="float">
            <text:p>52591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53040" calcext:value-type="float">
            <text:p>53040</text:p>
          </table:table-cell>
          <table:table-cell table:style-name="ce1" office:value-type="float" office:value="4.94" calcext:value-type="float">
            <text:p>4.94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AVITHA, A.</text:p>
          </table:table-cell>
          <table:table-cell table:style-name="ce1" office:value-type="string" calcext:value-type="string">
            <text:p>Ahila India Dhayaga Makkal Munnetra Katchi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KKARAVARTHY, P.</text:p>
          </table:table-cell>
          <table:table-cell table:style-name="ce1" office:value-type="string" calcext:value-type="string">
            <text:p>All India Puratchi Thalaivar Makkal Munnettra Kazhagam</text:p>
          </table:table-cell>
          <table:table-cell table:style-name="ce1" office:value-type="float" office:value="2731" calcext:value-type="float">
            <text:p>27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CKIARAJ, E.</text:p>
          </table:table-cell>
          <table:table-cell table:style-name="ce1" office:value-type="string" calcext:value-type="string">
            <text:p>Tamil Nadu Ilangyar Katchi</text:p>
          </table:table-cell>
          <table:table-cell table:style-name="ce1" office:value-type="float" office:value="1529" calcext:value-type="float">
            <text:p>15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NIKANDAN, R.</text:p>
          </table:table-cell>
          <table:table-cell table:style-name="ce1" office:value-type="string" calcext:value-type="string">
            <text:p>Ezhuchi Tamilargal Munnetra Kazhagam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UNIYASAMY, V.</text:p>
          </table:table-cell>
          <table:table-cell table:style-name="ce1" office:value-type="string" calcext:value-type="string">
            <text:p>Makkal Needhi Maiam</text:p>
          </table:table-cell>
          <table:table-cell table:style-name="ce1" office:value-type="float" office:value="56815" calcext:value-type="float">
            <text:p>56815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57129" calcext:value-type="float">
            <text:p>57129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LAGARSAMY, N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723" calcext:value-type="float">
            <text:p>37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ANGO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1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MAYORUBAGAM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1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ANESHKUMAR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622" calcext:value-type="float">
            <text:p>16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ALYANASUNDARAM, 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87" calcext:value-type="float">
            <text:p>2487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OVINDAN, A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4194" calcext:value-type="float">
            <text:p>41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99" calcext:value-type="float">
            <text:p>4199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KARANARAYANAN, N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701" calcext:value-type="float">
            <text:p>37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05" calcext:value-type="float">
            <text:p>3705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BARI PONRAJ, B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5662" calcext:value-type="float">
            <text:p>566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666" calcext:value-type="float">
            <text:p>5666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1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UGAN RAJEEV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ENTHILKUMAR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714" calcext:value-type="float">
            <text:p>27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17" calcext:value-type="float">
            <text:p>2717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VAKUMAR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DVOCATE.THANGAPANDIAN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02" calcext:value-type="float">
            <text:p>1502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r.DHANUSHKODI, M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18" calcext:value-type="float">
            <text:p>3118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HIAGARAJAN, P.I.D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ARAMASIVA IYYAPPAN, S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7033" calcext:value-type="float">
            <text:p>107033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07615" calcext:value-type="float">
            <text:p>107615</text:p>
          </table:table-cell>
          <table:table-cell table:style-name="ce1" office:value-type="float" office:value="10.01" calcext:value-type="float">
            <text:p>10.01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ALANICHAMY KUDUMBAR, P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ACKIYARAJ, K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7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ALACHANDAR, N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14" calcext:value-type="float">
            <text:p>1814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ALLINAYAGAM, N.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float" office:value="2289" calcext:value-type="float">
            <text:p>228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11" calcext:value-type="float">
            <text:p>23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one of the Above</text:p>
          </table:table-cell>
          <table:table-cell table:style-name="ce1" office:value-type="float" office:value="17087" calcext:value-type="float">
            <text:p>17087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7292" calcext:value-type="float">
            <text:p>17292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065342" calcext:value-type="float">
            <text:p>1065342</text:p>
          </table:table-cell>
          <table:table-cell table:style-name="ce1" office:value-type="float" office:value="9393" calcext:value-type="float">
            <text:p>9393</text:p>
          </table:table-cell>
          <table:table-cell table:style-name="ce1" office:value-type="float" office:value="1074735" calcext:value-type="float">
            <text:p>1074735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Collated.$A$1" table:cell-range-address="$Virudhunagar.$A$1:.$G$31"/>
        </table:named-expressions>
      </table:table>
      <table:named-expressions/>
      <table:database-ranges>
        <table:database-range table:name="__Anonymous_Sheet_DB__1" table:target-range-address="Arakonam.A1:Arakonam.G22" table:display-filter-buttons="true"/>
        <table:database-range table:name="__Anonymous_Sheet_DB__27" table:target-range-address="Sriperumbudur.A1:Sriperumbudur.G22" table:display-filter-buttons="true"/>
        <table:database-range table:name="__Anonymous_Sheet_DB__28" table:target-range-address="Tenkasi.A1:Tenkasi.G28" table:display-filter-buttons="true"/>
        <table:database-range table:name="__Anonymous_Sheet_DB__29" table:target-range-address="Thanjavur.A1:Thanjavur.G15" table:display-filter-buttons="true"/>
        <table:database-range table:name="__Anonymous_Sheet_DB__30" table:target-range-address="Theni.A1:Theni.G33" table:display-filter-buttons="true"/>
        <table:database-range table:name="__Anonymous_Sheet_DB__31" table:target-range-address="Thiruvallur.A1:Thiruvallur.G23" table:display-filter-buttons="true"/>
        <table:database-range table:name="__Anonymous_Sheet_DB__32" table:target-range-address="Thoothukkudi.A1:Thoothukkudi.G40" table:display-filter-buttons="true"/>
        <table:database-range table:name="__Anonymous_Sheet_DB__33" table:target-range-address="Thiruchirapalli.A1:Thiruchirapalli.G27" table:display-filter-buttons="true"/>
        <table:database-range table:name="__Anonymous_Sheet_DB__34" table:target-range-address="Tirunelveli.A1:Tirunelveli.G29" table:display-filter-buttons="true"/>
        <table:database-range table:name="__Anonymous_Sheet_DB__35" table:target-range-address="Tiruppur.A1:Tiruppur.G15" table:display-filter-buttons="true"/>
        <table:database-range table:name="__Anonymous_Sheet_DB__36" table:target-range-address="Tiruvannamalai.A1:Tiruvannamalai.G28" table:display-filter-buttons="true"/>
        <table:database-range table:name="__Anonymous_Sheet_DB__37" table:target-range-address="Viluppuram.A1:Viluppuram.G16" table:display-filter-buttons="true"/>
        <table:database-range table:name="__Anonymous_Sheet_DB__38" table:target-range-address="Virudhunagar.A1:Virudhunagar.G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llated" style:display-name="PageStyle_Colla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akonam" style:display-name="PageStyle_Arakon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nnaiCentral" style:display-name="PageStyle_ChennaiCent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ani" style:display-name="PageStyle_Ara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nnaiNorth" style:display-name="PageStyle_ChennaiNor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nnaiSouth" style:display-name="PageStyle_ChennaiSo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dambaram" style:display-name="PageStyle_Chidamb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mbatore" style:display-name="PageStyle_Coimbat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ddalore" style:display-name="PageStyle_Cuddal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armapuri" style:display-name="PageStyle_Dharmapu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ndigul" style:display-name="PageStyle_Dindig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ode" style:display-name="PageStyle_Er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llakurichi" style:display-name="PageStyle_Kallakuric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ncheepuram" style:display-name="PageStyle_Kancheepu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nniyakumari" style:display-name="PageStyle_Kanniyakum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rur" style:display-name="PageStyle_Kar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ishnagiri" style:display-name="PageStyle_Krishnagi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durai" style:display-name="PageStyle_Madur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iladuthurai" style:display-name="PageStyle_Mayiladuthur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gapattinam" style:display-name="PageStyle_Nagapattin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makkal" style:display-name="PageStyle_Namakk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lgiris" style:display-name="PageStyle_Nilgir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ambalur" style:display-name="PageStyle_Perambal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lachi" style:display-name="PageStyle_Pollac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manathapuram" style:display-name="PageStyle_Ramanathapu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lem" style:display-name="PageStyle_Sal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vaganga" style:display-name="PageStyle_Sivagang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riperumbudur" style:display-name="PageStyle_Sriperumbud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nkasi" style:display-name="PageStyle_Tenka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anjavur" style:display-name="PageStyle_Thanjav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ni" style:display-name="PageStyle_The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ruvallur" style:display-name="PageStyle_Thiruvall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oothukkudi" style:display-name="PageStyle_Thoothukku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ruchirapalli" style:display-name="PageStyle_Thiruchirapal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runelveli" style:display-name="PageStyle_Tirunelve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ruppur" style:display-name="PageStyle_Tirupp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ruvannamalai" style:display-name="PageStyle_Tiruvannamal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luppuram" style:display-name="PageStyle_Viluppu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rudhunagar" style:display-name="PageStyle_Virudhunag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9" meta:cell-count="6438" meta:object-count="0"/>
    <meta:generator>LibreOfficeDev/6.0.5.2$Linux_X86_64 LibreOffice_project/</meta:generator>
  </office:meta>
</office:document-meta>
</file>